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37" style:family="paragraph" style:parent-style-name="Standard">
      <style:text-properties officeooo:rsid="001f6872" officeooo:paragraph-rsid="001f6872"/>
    </style:style>
    <style:style style:name="P38" style:family="paragraph" style:parent-style-name="Standard">
      <style:text-properties officeooo:rsid="00208419" officeooo:paragraph-rsid="00223257"/>
    </style:style>
    <style:style style:name="P39" style:family="paragraph" style:parent-style-name="Standard">
      <style:text-properties officeooo:rsid="0024f561" officeooo:paragraph-rsid="0024f561"/>
    </style:style>
    <style:style style:name="P40" style:family="paragraph" style:parent-style-name="Standard">
      <style:text-properties officeooo:rsid="00253e8b" officeooo:paragraph-rsid="00253e8b"/>
    </style:style>
    <style:style style:name="P41" style:family="paragraph" style:parent-style-name="Standard">
      <style:text-properties officeooo:rsid="00279658" officeooo:paragraph-rsid="00279658"/>
    </style:style>
    <style:style style:name="P42" style:family="paragraph" style:parent-style-name="Standard">
      <style:text-properties officeooo:rsid="00279658" officeooo:paragraph-rsid="00edf7ab"/>
    </style:style>
    <style:style style:name="P43" style:family="paragraph" style:parent-style-name="Standard">
      <style:text-properties officeooo:rsid="00279658" officeooo:paragraph-rsid="018fd949"/>
    </style:style>
    <style:style style:name="P44"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45"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46"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47"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48"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49"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50"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51" style:family="paragraph" style:parent-style-name="Standard">
      <style:text-properties officeooo:rsid="0058e43e" officeooo:paragraph-rsid="013d65c0"/>
    </style:style>
    <style:style style:name="P52"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54" style:family="paragraph" style:parent-style-name="Standard">
      <style:text-properties officeooo:rsid="00a2aa33" officeooo:paragraph-rsid="00a2aa33"/>
    </style:style>
    <style:style style:name="P55" style:family="paragraph" style:parent-style-name="Standard">
      <style:text-properties officeooo:rsid="00a2aa33" officeooo:paragraph-rsid="00f37edd"/>
    </style:style>
    <style:style style:name="P56" style:family="paragraph" style:parent-style-name="Standard">
      <style:text-properties officeooo:rsid="00a2aa33" officeooo:paragraph-rsid="00279658"/>
    </style:style>
    <style:style style:name="P57"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58"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59"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60"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61"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62"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63"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64"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65"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66"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67"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68"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69"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70"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71"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72" style:family="paragraph" style:parent-style-name="Standard">
      <style:text-properties fo:font-weight="normal" officeooo:rsid="00f7d62c" officeooo:paragraph-rsid="00f7d62c" style:font-weight-asian="normal" style:font-weight-complex="normal"/>
    </style:style>
    <style:style style:name="P73" style:family="paragraph" style:parent-style-name="Standard">
      <style:text-properties fo:font-weight="normal" officeooo:rsid="00f37edd" officeooo:paragraph-rsid="00f37edd" style:font-weight-asian="normal" style:font-weight-complex="normal"/>
    </style:style>
    <style:style style:name="P74" style:family="paragraph" style:parent-style-name="Standard">
      <style:text-properties fo:font-weight="normal" officeooo:rsid="01a3abe9" officeooo:paragraph-rsid="01a1ef45" style:font-weight-asian="normal" style:font-weight-complex="normal"/>
    </style:style>
    <style:style style:name="P75" style:family="paragraph" style:parent-style-name="Standard">
      <style:text-properties fo:font-weight="normal" officeooo:rsid="01c98efc" officeooo:paragraph-rsid="01c98efc" style:font-weight-asian="normal" style:font-weight-complex="normal"/>
    </style:style>
    <style:style style:name="P76" style:family="paragraph" style:parent-style-name="Standard">
      <style:text-properties fo:font-weight="normal" officeooo:rsid="01ca7903" officeooo:paragraph-rsid="01ca7903" style:font-weight-asian="normal" style:font-weight-complex="normal"/>
    </style:style>
    <style:style style:name="P77" style:family="paragraph" style:parent-style-name="Standard">
      <style:text-properties officeooo:rsid="00f37edd" officeooo:paragraph-rsid="00f37edd"/>
    </style:style>
    <style:style style:name="P78" style:family="paragraph" style:parent-style-name="Standard">
      <style:text-properties officeooo:rsid="010114fe" officeooo:paragraph-rsid="010114fe"/>
    </style:style>
    <style:style style:name="P79" style:family="paragraph" style:parent-style-name="Standard">
      <style:text-properties officeooo:rsid="0103fa01" officeooo:paragraph-rsid="0103fa01"/>
    </style:style>
    <style:style style:name="P80" style:family="paragraph" style:parent-style-name="Standard">
      <style:text-properties officeooo:rsid="01080160" officeooo:paragraph-rsid="01080160"/>
    </style:style>
    <style:style style:name="P81" style:family="paragraph" style:parent-style-name="Standard">
      <style:text-properties officeooo:rsid="0108e6e3" officeooo:paragraph-rsid="0108e6e3"/>
    </style:style>
    <style:style style:name="P82" style:family="paragraph" style:parent-style-name="Standard">
      <style:text-properties officeooo:rsid="010be3ad" officeooo:paragraph-rsid="010be3ad"/>
    </style:style>
    <style:style style:name="P83" style:family="paragraph" style:parent-style-name="Standard">
      <style:text-properties officeooo:rsid="010d31d3" officeooo:paragraph-rsid="010d31d3"/>
    </style:style>
    <style:style style:name="P84" style:family="paragraph" style:parent-style-name="Standard">
      <style:text-properties officeooo:rsid="010edfd9" officeooo:paragraph-rsid="010edfd9"/>
    </style:style>
    <style:style style:name="P85" style:family="paragraph" style:parent-style-name="Standard">
      <style:text-properties officeooo:rsid="0110c726" officeooo:paragraph-rsid="0110c726"/>
    </style:style>
    <style:style style:name="P86" style:family="paragraph" style:parent-style-name="Standard">
      <style:text-properties officeooo:rsid="01160847" officeooo:paragraph-rsid="01160847"/>
    </style:style>
    <style:style style:name="P87" style:family="paragraph" style:parent-style-name="Standard">
      <style:text-properties officeooo:rsid="01182f4d" officeooo:paragraph-rsid="01182f4d"/>
    </style:style>
    <style:style style:name="P88" style:family="paragraph" style:parent-style-name="Standard">
      <style:text-properties officeooo:rsid="011a63c2" officeooo:paragraph-rsid="011a63c2"/>
    </style:style>
    <style:style style:name="P89" style:family="paragraph" style:parent-style-name="Standard">
      <style:text-properties officeooo:rsid="011c1aad" officeooo:paragraph-rsid="011c1aad"/>
    </style:style>
    <style:style style:name="P90" style:family="paragraph" style:parent-style-name="Standard">
      <style:text-properties officeooo:rsid="011e12ac" officeooo:paragraph-rsid="011e12ac"/>
    </style:style>
    <style:style style:name="P91" style:family="paragraph" style:parent-style-name="Standard">
      <style:text-properties officeooo:rsid="011ec980" officeooo:paragraph-rsid="011ec980"/>
    </style:style>
    <style:style style:name="P92" style:family="paragraph" style:parent-style-name="Standard">
      <style:text-properties officeooo:rsid="0120284b" officeooo:paragraph-rsid="0120284b"/>
    </style:style>
    <style:style style:name="P93" style:family="paragraph" style:parent-style-name="Standard">
      <style:text-properties officeooo:rsid="0120dc9d" officeooo:paragraph-rsid="0120dc9d"/>
    </style:style>
    <style:style style:name="P94" style:family="paragraph" style:parent-style-name="Standard">
      <style:text-properties officeooo:rsid="01250c4b" officeooo:paragraph-rsid="01250c4b"/>
    </style:style>
    <style:style style:name="P95" style:family="paragraph" style:parent-style-name="Standard">
      <style:text-properties officeooo:rsid="01271ef6" officeooo:paragraph-rsid="01271ef6"/>
    </style:style>
    <style:style style:name="P96" style:family="paragraph" style:parent-style-name="Standard">
      <style:text-properties officeooo:rsid="012abbda" officeooo:paragraph-rsid="012abbda"/>
    </style:style>
    <style:style style:name="P97" style:family="paragraph" style:parent-style-name="Standard">
      <style:text-properties officeooo:rsid="012b3574" officeooo:paragraph-rsid="012b3574"/>
    </style:style>
    <style:style style:name="P98" style:family="paragraph" style:parent-style-name="Standard">
      <style:text-properties officeooo:rsid="012c4c2b" officeooo:paragraph-rsid="012c4c2b"/>
    </style:style>
    <style:style style:name="P99" style:family="paragraph" style:parent-style-name="Standard">
      <style:text-properties officeooo:rsid="012c4c2b" officeooo:paragraph-rsid="012cf5e3"/>
    </style:style>
    <style:style style:name="P100" style:family="paragraph" style:parent-style-name="Standard">
      <style:text-properties officeooo:rsid="012cf5e3" officeooo:paragraph-rsid="012c4c2b"/>
    </style:style>
    <style:style style:name="P101" style:family="paragraph" style:parent-style-name="Standard">
      <style:text-properties officeooo:rsid="012cf5e3" officeooo:paragraph-rsid="012cf5e3"/>
    </style:style>
    <style:style style:name="P102" style:family="paragraph" style:parent-style-name="Standard">
      <style:text-properties officeooo:rsid="012cf5e3" officeooo:paragraph-rsid="012e3764"/>
    </style:style>
    <style:style style:name="P103" style:family="paragraph" style:parent-style-name="Standard">
      <style:text-properties officeooo:rsid="012ff8fc" officeooo:paragraph-rsid="012ff8fc"/>
    </style:style>
    <style:style style:name="P104" style:family="paragraph" style:parent-style-name="Standard">
      <style:text-properties officeooo:rsid="0131cefd" officeooo:paragraph-rsid="0131cefd"/>
    </style:style>
    <style:style style:name="P105" style:family="paragraph" style:parent-style-name="Standard">
      <style:text-properties officeooo:rsid="0134513c" officeooo:paragraph-rsid="0134513c"/>
    </style:style>
    <style:style style:name="P106" style:family="paragraph" style:parent-style-name="Standard">
      <style:text-properties officeooo:rsid="0137a3f2" officeooo:paragraph-rsid="0137a3f2"/>
    </style:style>
    <style:style style:name="P107" style:family="paragraph" style:parent-style-name="Standard">
      <style:text-properties officeooo:rsid="0138d4f7" officeooo:paragraph-rsid="013a2354"/>
    </style:style>
    <style:style style:name="P108" style:family="paragraph" style:parent-style-name="Standard">
      <style:text-properties officeooo:rsid="013a2354" officeooo:paragraph-rsid="013a2354"/>
    </style:style>
    <style:style style:name="P109" style:family="paragraph" style:parent-style-name="Standard">
      <style:text-properties officeooo:rsid="013ba8ff" officeooo:paragraph-rsid="013ba8ff"/>
    </style:style>
    <style:style style:name="P110" style:family="paragraph" style:parent-style-name="Standard">
      <style:text-properties officeooo:rsid="009d159f" officeooo:paragraph-rsid="013d65c0"/>
    </style:style>
    <style:style style:name="P111" style:family="paragraph" style:parent-style-name="Standard">
      <style:text-properties officeooo:rsid="00a0e9ff" officeooo:paragraph-rsid="013d65c0"/>
    </style:style>
    <style:style style:name="P112" style:family="paragraph" style:parent-style-name="Standard">
      <style:text-properties officeooo:rsid="00a51e3c" officeooo:paragraph-rsid="013d65c0"/>
    </style:style>
    <style:style style:name="P113" style:family="paragraph" style:parent-style-name="Standard">
      <style:text-properties officeooo:rsid="013e706a" officeooo:paragraph-rsid="013e706a"/>
    </style:style>
    <style:style style:name="P114" style:family="paragraph" style:parent-style-name="Standard">
      <style:text-properties officeooo:rsid="01400927" officeooo:paragraph-rsid="01400927"/>
    </style:style>
    <style:style style:name="P115" style:family="paragraph" style:parent-style-name="Standard">
      <style:text-properties officeooo:rsid="01478436" officeooo:paragraph-rsid="01478436"/>
    </style:style>
    <style:style style:name="P116" style:family="paragraph" style:parent-style-name="Standard">
      <style:text-properties officeooo:rsid="014a78d0" officeooo:paragraph-rsid="014a78d0"/>
    </style:style>
    <style:style style:name="P117" style:family="paragraph" style:parent-style-name="Standard">
      <style:text-properties officeooo:rsid="01515ab3" officeooo:paragraph-rsid="01515ab3"/>
    </style:style>
    <style:style style:name="P118" style:family="paragraph" style:parent-style-name="Standard">
      <style:text-properties officeooo:rsid="01587c60" officeooo:paragraph-rsid="01587c60"/>
    </style:style>
    <style:style style:name="P119" style:family="paragraph" style:parent-style-name="Standard">
      <style:text-properties officeooo:rsid="015aa246" officeooo:paragraph-rsid="015aa246"/>
    </style:style>
    <style:style style:name="P120" style:family="paragraph" style:parent-style-name="Standard">
      <style:text-properties officeooo:rsid="0162ab99" officeooo:paragraph-rsid="0162ab99"/>
    </style:style>
    <style:style style:name="P121" style:family="paragraph" style:parent-style-name="Standard">
      <style:text-properties officeooo:rsid="0166a596" officeooo:paragraph-rsid="0166a596"/>
    </style:style>
    <style:style style:name="P122" style:family="paragraph" style:parent-style-name="Standard">
      <style:text-properties officeooo:rsid="0139f173" officeooo:paragraph-rsid="013a2354"/>
    </style:style>
    <style:style style:name="P123" style:family="paragraph" style:parent-style-name="Standard">
      <style:text-properties officeooo:rsid="0173670b" officeooo:paragraph-rsid="0173670b"/>
    </style:style>
    <style:style style:name="P124" style:family="paragraph" style:parent-style-name="Standard">
      <style:text-properties officeooo:rsid="0175e4bd" officeooo:paragraph-rsid="0175e4bd"/>
    </style:style>
    <style:style style:name="P125" style:family="paragraph" style:parent-style-name="Standard">
      <style:text-properties officeooo:rsid="01785eed" officeooo:paragraph-rsid="01785eed"/>
    </style:style>
    <style:style style:name="P126" style:family="paragraph" style:parent-style-name="Standard">
      <style:text-properties officeooo:rsid="0178b1ec" officeooo:paragraph-rsid="0178b1ec"/>
    </style:style>
    <style:style style:name="P127" style:family="paragraph" style:parent-style-name="Standard">
      <style:text-properties officeooo:rsid="017aa37e" officeooo:paragraph-rsid="017aa37e"/>
    </style:style>
    <style:style style:name="P128" style:family="paragraph" style:parent-style-name="Standard">
      <style:text-properties officeooo:rsid="017bd913" officeooo:paragraph-rsid="017bd913"/>
    </style:style>
    <style:style style:name="P129" style:family="paragraph" style:parent-style-name="Standard">
      <style:text-properties officeooo:rsid="017d0ac8" officeooo:paragraph-rsid="017d0ac8"/>
    </style:style>
    <style:style style:name="P130" style:family="paragraph" style:parent-style-name="Standard">
      <style:text-properties officeooo:rsid="017d3f4c" officeooo:paragraph-rsid="017d3f4c"/>
    </style:style>
    <style:style style:name="P131" style:family="paragraph" style:parent-style-name="Standard">
      <style:text-properties officeooo:rsid="017e81c3" officeooo:paragraph-rsid="017e81c3"/>
    </style:style>
    <style:style style:name="P132" style:family="paragraph" style:parent-style-name="Standard">
      <style:text-properties officeooo:rsid="01805b49" officeooo:paragraph-rsid="01805b49"/>
    </style:style>
    <style:style style:name="P133" style:family="paragraph" style:parent-style-name="Standard">
      <style:text-properties officeooo:rsid="0181a24e" officeooo:paragraph-rsid="0181a24e"/>
    </style:style>
    <style:style style:name="P134" style:family="paragraph" style:parent-style-name="Standard">
      <style:text-properties officeooo:rsid="0183d370" officeooo:paragraph-rsid="0183d370"/>
    </style:style>
    <style:style style:name="P135" style:family="paragraph" style:parent-style-name="Standard">
      <style:paragraph-properties>
        <style:tab-stops>
          <style:tab-stop style:position="16.092cm"/>
        </style:tab-stops>
      </style:paragraph-properties>
      <style:text-properties officeooo:rsid="0184026d" officeooo:paragraph-rsid="0184026d"/>
    </style:style>
    <style:style style:name="P136" style:family="paragraph" style:parent-style-name="Standard">
      <style:text-properties officeooo:rsid="018c1fb2" officeooo:paragraph-rsid="018c1fb2"/>
    </style:style>
    <style:style style:name="P137" style:family="paragraph" style:parent-style-name="Standard">
      <style:text-properties officeooo:rsid="018e1069" officeooo:paragraph-rsid="018e1069"/>
    </style:style>
    <style:style style:name="P138" style:family="paragraph" style:parent-style-name="Standard">
      <style:text-properties officeooo:rsid="018ef96f" officeooo:paragraph-rsid="018ef96f"/>
    </style:style>
    <style:style style:name="P139" style:family="paragraph" style:parent-style-name="Standard">
      <style:text-properties officeooo:rsid="01943efe" officeooo:paragraph-rsid="01943efe"/>
    </style:style>
    <style:style style:name="P140" style:family="paragraph" style:parent-style-name="Standard">
      <style:text-properties officeooo:rsid="019537ff" officeooo:paragraph-rsid="019537ff"/>
    </style:style>
    <style:style style:name="P141" style:family="paragraph" style:parent-style-name="Standard">
      <style:text-properties officeooo:rsid="019db3a4" officeooo:paragraph-rsid="019db3a4"/>
    </style:style>
    <style:style style:name="P142" style:family="paragraph" style:parent-style-name="Standard">
      <style:text-properties fo:font-size="8pt" officeooo:rsid="00279658" officeooo:paragraph-rsid="00279658" style:font-size-asian="8pt" style:font-size-complex="8pt"/>
    </style:style>
    <style:style style:name="P143" style:family="paragraph" style:parent-style-name="Standard">
      <style:text-properties officeooo:rsid="01a7b85d" officeooo:paragraph-rsid="01a7b85d"/>
    </style:style>
    <style:style style:name="P144" style:family="paragraph" style:parent-style-name="Standard">
      <style:text-properties officeooo:rsid="01a9a12b" officeooo:paragraph-rsid="01a9a12b"/>
    </style:style>
    <style:style style:name="P145" style:family="paragraph" style:parent-style-name="Standard">
      <style:text-properties officeooo:rsid="01a4619b" officeooo:paragraph-rsid="01a4619b"/>
    </style:style>
    <style:style style:name="P146" style:family="paragraph" style:parent-style-name="Standard">
      <style:text-properties officeooo:rsid="01adb2d6" officeooo:paragraph-rsid="01adb2d6"/>
    </style:style>
    <style:style style:name="P147" style:family="paragraph" style:parent-style-name="Standard">
      <style:text-properties officeooo:rsid="01675460" officeooo:paragraph-rsid="01675460"/>
    </style:style>
    <style:style style:name="P148" style:family="paragraph" style:parent-style-name="Standard">
      <style:text-properties officeooo:rsid="01b2b84d" officeooo:paragraph-rsid="01b2b84d"/>
    </style:style>
    <style:style style:name="P149" style:family="paragraph" style:parent-style-name="Standard">
      <style:paragraph-properties fo:text-align="center" style:justify-single-word="false"/>
      <style:text-properties officeooo:rsid="01b2b84d" officeooo:paragraph-rsid="01b2b84d"/>
    </style:style>
    <style:style style:name="P150" style:family="paragraph" style:parent-style-name="Standard">
      <style:text-properties officeooo:rsid="01beddd6" officeooo:paragraph-rsid="01beddd6"/>
    </style:style>
    <style:style style:name="P151" style:family="paragraph" style:parent-style-name="Standard">
      <style:text-properties officeooo:rsid="01bf6a3e" officeooo:paragraph-rsid="01bf6a3e"/>
    </style:style>
    <style:style style:name="P152" style:family="paragraph" style:parent-style-name="Standard">
      <style:text-properties officeooo:rsid="01c08dc3" officeooo:paragraph-rsid="01c08dc3"/>
    </style:style>
    <style:style style:name="P153" style:family="paragraph" style:parent-style-name="Standard">
      <style:text-properties officeooo:rsid="01c267f0" officeooo:paragraph-rsid="01c267f0"/>
    </style:style>
    <style:style style:name="P154" style:family="paragraph" style:parent-style-name="Standard">
      <style:text-properties officeooo:rsid="01c3fd68" officeooo:paragraph-rsid="01c3fd68"/>
    </style:style>
    <style:style style:name="P155" style:family="paragraph" style:parent-style-name="Standard">
      <style:text-properties officeooo:rsid="01c472de" officeooo:paragraph-rsid="01c472de"/>
    </style:style>
    <style:style style:name="P156" style:family="paragraph" style:parent-style-name="Standard">
      <style:text-properties officeooo:rsid="01c472de" officeooo:paragraph-rsid="01c48308"/>
    </style:style>
    <style:style style:name="P157" style:family="paragraph" style:parent-style-name="Standard">
      <style:text-properties officeooo:rsid="01c48308" officeooo:paragraph-rsid="01c48308"/>
    </style:style>
    <style:style style:name="P158" style:family="paragraph" style:parent-style-name="Standard">
      <style:text-properties officeooo:rsid="01c5b10e" officeooo:paragraph-rsid="01c5b10e"/>
    </style:style>
    <style:style style:name="P159" style:family="paragraph" style:parent-style-name="Standard">
      <style:text-properties officeooo:rsid="01965033" officeooo:paragraph-rsid="019c044b"/>
    </style:style>
    <style:style style:name="P160" style:family="paragraph" style:parent-style-name="Standard">
      <style:text-properties officeooo:rsid="01d2b973" officeooo:paragraph-rsid="01d2b973"/>
    </style:style>
    <style:style style:name="P161" style:family="paragraph" style:parent-style-name="Standard">
      <style:text-properties officeooo:rsid="01d40fae" officeooo:paragraph-rsid="01d40fae"/>
    </style:style>
    <style:style style:name="P162" style:family="paragraph" style:parent-style-name="Standard">
      <style:text-properties officeooo:rsid="01d4ab4c" officeooo:paragraph-rsid="01d4ab4c"/>
    </style:style>
    <style:style style:name="P163" style:family="paragraph" style:parent-style-name="Standard">
      <style:text-properties officeooo:rsid="01ddf654" officeooo:paragraph-rsid="01ddf654"/>
    </style:style>
    <style:style style:name="P164" style:family="paragraph" style:parent-style-name="Standard">
      <style:text-properties style:text-underline-style="solid" style:text-underline-width="auto" style:text-underline-color="font-color" officeooo:rsid="01fb6a00" officeooo:paragraph-rsid="01fb6a00"/>
    </style:style>
    <style:style style:name="P165" style:family="paragraph" style:parent-style-name="Standard">
      <style:text-properties officeooo:rsid="01f227ea" officeooo:paragraph-rsid="01f227ea"/>
    </style:style>
    <style:style style:name="P166" style:family="paragraph" style:parent-style-name="Standard">
      <style:text-properties officeooo:rsid="01f76b41" officeooo:paragraph-rsid="01f76b41"/>
    </style:style>
    <style:style style:name="P167" style:family="paragraph" style:parent-style-name="Standard">
      <style:text-properties officeooo:rsid="01f9ffc4" officeooo:paragraph-rsid="01f9ffc4"/>
    </style:style>
    <style:style style:name="P168" style:family="paragraph" style:parent-style-name="Standard">
      <style:text-properties officeooo:rsid="01fa4a7f" officeooo:paragraph-rsid="01fa4a7f"/>
    </style:style>
    <style:style style:name="P169" style:family="paragraph" style:parent-style-name="Standard">
      <style:text-properties officeooo:rsid="01fdc60b" officeooo:paragraph-rsid="01fdc60b"/>
    </style:style>
    <style:style style:name="P170" style:family="paragraph" style:parent-style-name="Standard">
      <style:text-properties officeooo:rsid="01ff123b" officeooo:paragraph-rsid="01ff123b"/>
    </style:style>
    <style:style style:name="P171" style:family="paragraph" style:parent-style-name="Standard">
      <style:text-properties officeooo:rsid="01ff123b" officeooo:paragraph-rsid="01ff9154"/>
    </style:style>
    <style:style style:name="P172" style:family="paragraph" style:parent-style-name="Standard">
      <style:text-properties officeooo:rsid="02017679" officeooo:paragraph-rsid="02017679"/>
    </style:style>
    <style:style style:name="P173" style:family="paragraph" style:parent-style-name="Standard">
      <style:text-properties officeooo:rsid="0202d785" officeooo:paragraph-rsid="0202d785"/>
    </style:style>
    <style:style style:name="P174" style:family="paragraph" style:parent-style-name="Standard">
      <style:text-properties officeooo:rsid="0203181d" officeooo:paragraph-rsid="0203181d"/>
    </style:style>
    <style:style style:name="P175" style:family="paragraph" style:parent-style-name="Standard">
      <style:text-properties officeooo:rsid="01d9db4c" officeooo:paragraph-rsid="01e9670c"/>
    </style:style>
    <style:style style:name="P17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7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17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17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180"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181"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82"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83"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84"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85"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86"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87"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88"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89"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90"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91"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92"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93"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94" style:family="paragraph" style:parent-style-name="Standard" style:list-style-name="L5">
      <style:text-properties officeooo:rsid="00223257" officeooo:paragraph-rsid="00223257"/>
    </style:style>
    <style:style style:name="P195" style:family="paragraph" style:parent-style-name="Standard" style:list-style-name="L5">
      <style:text-properties officeooo:rsid="0022d66b" officeooo:paragraph-rsid="0022d66b"/>
    </style:style>
    <style:style style:name="P196" style:family="paragraph" style:parent-style-name="Standard" style:list-style-name="L5">
      <style:text-properties style:text-line-through-style="none" style:text-line-through-type="none" officeooo:rsid="0022d66b" officeooo:paragraph-rsid="0022d66b"/>
    </style:style>
    <style:style style:name="P197" style:family="paragraph" style:parent-style-name="Standard" style:list-style-name="L6">
      <style:text-properties officeooo:rsid="00e2d46c" officeooo:paragraph-rsid="00e2d46c"/>
    </style:style>
    <style:style style:name="P198" style:family="paragraph" style:parent-style-name="Standard" style:list-style-name="L7">
      <style:text-properties officeooo:paragraph-rsid="00edf7ab"/>
    </style:style>
    <style:style style:name="P199" style:family="paragraph" style:parent-style-name="Standard" style:list-style-name="L7">
      <style:text-properties officeooo:rsid="00e3f944" officeooo:paragraph-rsid="00ef43e0"/>
    </style:style>
    <style:style style:name="P200" style:family="paragraph" style:parent-style-name="Standard" style:list-style-name="L7">
      <style:text-properties officeooo:rsid="00e6103d" officeooo:paragraph-rsid="00ef43e0"/>
    </style:style>
    <style:style style:name="P201" style:family="paragraph" style:parent-style-name="Standard" style:list-style-name="L7">
      <style:text-properties fo:font-weight="bold" officeooo:rsid="00e4e68a" officeooo:paragraph-rsid="00ee4698" style:font-weight-asian="bold" style:font-weight-complex="bold"/>
    </style:style>
    <style:style style:name="P202" style:family="paragraph" style:parent-style-name="Standard" style:list-style-name="L17">
      <style:text-properties fo:font-weight="bold" officeooo:rsid="014fcb02" officeooo:paragraph-rsid="014fcb02" style:font-weight-asian="bold" style:font-weight-complex="bold"/>
    </style:style>
    <style:style style:name="P203" style:family="paragraph" style:parent-style-name="Standard" style:list-style-name="L21">
      <style:text-properties fo:font-weight="bold" officeooo:rsid="01610a4e" officeooo:paragraph-rsid="01610a4e" style:font-weight-asian="bold" style:font-weight-complex="bold"/>
    </style:style>
    <style:style style:name="P204" style:family="paragraph" style:parent-style-name="Standard" style:list-style-name="L23">
      <style:text-properties fo:font-weight="bold" officeooo:rsid="0189f67e" officeooo:paragraph-rsid="0189f67e" style:font-weight-asian="bold" style:font-weight-complex="bold"/>
    </style:style>
    <style:style style:name="P205"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206" style:family="paragraph" style:parent-style-name="Standard" style:list-style-name="L27">
      <style:text-properties fo:font-weight="bold" officeooo:rsid="018fd949" officeooo:paragraph-rsid="019260b9" style:font-weight-asian="bold" style:font-weight-complex="bold"/>
    </style:style>
    <style:style style:name="P207" style:family="paragraph" style:parent-style-name="Standard" style:list-style-name="L27">
      <style:text-properties fo:font-weight="bold" officeooo:rsid="018ef96f" officeooo:paragraph-rsid="018ef96f" style:font-weight-asian="bold" style:font-weight-complex="bold"/>
    </style:style>
    <style:style style:name="P208" style:family="paragraph" style:parent-style-name="Standard" style:list-style-name="L28">
      <style:text-properties fo:font-weight="bold" officeooo:rsid="01b60afe" officeooo:paragraph-rsid="01b60afe" style:font-weight-asian="bold" style:font-weight-complex="bold"/>
    </style:style>
    <style:style style:name="P209" style:family="paragraph" style:parent-style-name="Standard" style:list-style-name="L28">
      <style:text-properties fo:font-weight="bold" officeooo:rsid="01b662e0" officeooo:paragraph-rsid="01b662e0" style:font-weight-asian="bold" style:font-weight-complex="bold"/>
    </style:style>
    <style:style style:name="P210" style:family="paragraph" style:parent-style-name="Standard">
      <style:text-properties fo:font-weight="bold" officeooo:rsid="021f6f25" officeooo:paragraph-rsid="021f6f25" fo:background-color="#fff200" style:font-weight-asian="bold" style:font-weight-complex="bold"/>
    </style:style>
    <style:style style:name="P211" style:family="paragraph" style:parent-style-name="Standard">
      <style:text-properties fo:font-weight="bold" officeooo:rsid="01ff123b" officeooo:paragraph-rsid="01ff123b" fo:background-color="#fff200" style:font-weight-asian="bold" style:font-weight-complex="bold"/>
    </style:style>
    <style:style style:name="P212" style:family="paragraph" style:parent-style-name="Standard" style:list-style-name="L7">
      <style:text-properties fo:font-weight="normal" officeooo:rsid="00ea8e5c" officeooo:paragraph-rsid="00ee4698" style:font-weight-asian="normal" style:font-weight-complex="normal"/>
    </style:style>
    <style:style style:name="P213" style:family="paragraph" style:parent-style-name="Standard" style:list-style-name="L28">
      <style:text-properties fo:font-weight="normal" officeooo:rsid="01b662e0" officeooo:paragraph-rsid="01b60afe" style:font-weight-asian="normal" style:font-weight-complex="normal"/>
    </style:style>
    <style:style style:name="P214" style:family="paragraph" style:parent-style-name="Standard" style:list-style-name="L28">
      <style:text-properties fo:font-weight="normal" officeooo:rsid="01b662e0" officeooo:paragraph-rsid="01b662e0" style:font-weight-asian="normal" style:font-weight-complex="normal"/>
    </style:style>
    <style:style style:name="P215" style:family="paragraph" style:parent-style-name="Standard" style:list-style-name="L28">
      <style:text-properties fo:font-weight="normal" officeooo:rsid="01b839f6" officeooo:paragraph-rsid="01b77a3f" style:font-weight-asian="normal" style:font-weight-complex="normal"/>
    </style:style>
    <style:style style:name="P216" style:family="paragraph" style:parent-style-name="Standard" style:list-style-name="L28">
      <style:text-properties fo:font-weight="normal" officeooo:rsid="01b9eab5" officeooo:paragraph-rsid="01b9eab5" style:font-weight-asian="normal" style:font-weight-complex="normal"/>
    </style:style>
    <style:style style:name="P217" style:family="paragraph" style:parent-style-name="Standard" style:list-style-name="L28">
      <style:text-properties fo:font-weight="normal" officeooo:rsid="01ba2195" officeooo:paragraph-rsid="01b9eab5" style:font-weight-asian="normal" style:font-weight-complex="normal"/>
    </style:style>
    <style:style style:name="P218" style:family="paragraph" style:parent-style-name="Standard" style:list-style-name="L28">
      <style:text-properties fo:font-weight="normal" officeooo:rsid="01bb64d3" officeooo:paragraph-rsid="01bb64d3" style:font-weight-asian="normal" style:font-weight-complex="normal"/>
    </style:style>
    <style:style style:name="P219" style:family="paragraph" style:parent-style-name="Standard" style:list-style-name="L28">
      <style:text-properties fo:font-weight="normal" officeooo:rsid="01bc7530" officeooo:paragraph-rsid="01bc7530" style:font-weight-asian="normal" style:font-weight-complex="normal"/>
    </style:style>
    <style:style style:name="P220" style:family="paragraph" style:parent-style-name="Standard" style:list-style-name="L28">
      <style:text-properties fo:font-weight="normal" officeooo:rsid="01bcfd20" officeooo:paragraph-rsid="01bcfd20" style:font-weight-asian="normal" style:font-weight-complex="normal"/>
    </style:style>
    <style:style style:name="P221" style:family="paragraph" style:parent-style-name="Standard" style:list-style-name="L7">
      <style:text-properties officeooo:rsid="00edf7ab" officeooo:paragraph-rsid="00edf7ab"/>
    </style:style>
    <style:style style:name="P222" style:family="paragraph" style:parent-style-name="Standard" style:list-style-name="L7">
      <style:text-properties officeooo:rsid="00ee4698" officeooo:paragraph-rsid="00ee4698"/>
    </style:style>
    <style:style style:name="P223" style:family="paragraph" style:parent-style-name="Standard" style:list-style-name="L7">
      <style:text-properties officeooo:rsid="00ef5e89" officeooo:paragraph-rsid="00ef5e89"/>
    </style:style>
    <style:style style:name="P224" style:family="paragraph" style:parent-style-name="Standard" style:list-style-name="L8">
      <style:text-properties officeooo:rsid="00a2aa33" officeooo:paragraph-rsid="00f37edd"/>
    </style:style>
    <style:style style:name="P225" style:family="paragraph" style:parent-style-name="Standard" style:list-style-name="L9">
      <style:text-properties officeooo:rsid="0120dc9d" officeooo:paragraph-rsid="0120dc9d"/>
    </style:style>
    <style:style style:name="P226" style:family="paragraph" style:parent-style-name="Standard" style:list-style-name="L10">
      <style:text-properties officeooo:rsid="01250c4b" officeooo:paragraph-rsid="01250c4b"/>
    </style:style>
    <style:style style:name="P227" style:family="paragraph" style:parent-style-name="Standard" style:list-style-name="L11">
      <style:text-properties officeooo:rsid="012cf5e3" officeooo:paragraph-rsid="012cf5e3"/>
    </style:style>
    <style:style style:name="P228" style:family="paragraph" style:parent-style-name="Standard" style:list-style-name="L11">
      <style:text-properties officeooo:rsid="012cf5e3" officeooo:paragraph-rsid="012e3764"/>
    </style:style>
    <style:style style:name="P229" style:family="paragraph" style:parent-style-name="Standard" style:list-style-name="L11">
      <style:text-properties officeooo:rsid="012c4c2b" officeooo:paragraph-rsid="012e3764"/>
    </style:style>
    <style:style style:name="P230" style:family="paragraph" style:parent-style-name="Standard" style:list-style-name="L13">
      <style:text-properties officeooo:rsid="0137a3f2" officeooo:paragraph-rsid="0137a3f2"/>
    </style:style>
    <style:style style:name="P231" style:family="paragraph" style:parent-style-name="Standard" style:list-style-name="L14">
      <style:text-properties officeooo:rsid="00a71908" officeooo:paragraph-rsid="013d65c0"/>
    </style:style>
    <style:style style:name="P232" style:family="paragraph" style:parent-style-name="Standard" style:list-style-name="L15">
      <style:text-properties officeooo:rsid="0141db42" officeooo:paragraph-rsid="0141db42"/>
    </style:style>
    <style:style style:name="P233" style:family="paragraph" style:parent-style-name="Standard" style:list-style-name="L15">
      <style:text-properties officeooo:rsid="0142f5e1" officeooo:paragraph-rsid="0142f5e1"/>
    </style:style>
    <style:style style:name="P234" style:family="paragraph" style:parent-style-name="Standard" style:list-style-name="L15">
      <style:text-properties officeooo:rsid="0144c974" officeooo:paragraph-rsid="0144c974"/>
    </style:style>
    <style:style style:name="P235" style:family="paragraph" style:parent-style-name="Standard" style:list-style-name="L16">
      <style:text-properties officeooo:rsid="0145aa13" officeooo:paragraph-rsid="01490013"/>
    </style:style>
    <style:style style:name="P236" style:family="paragraph" style:parent-style-name="Standard" style:list-style-name="L16">
      <style:text-properties officeooo:rsid="014a4050" officeooo:paragraph-rsid="014a4050"/>
    </style:style>
    <style:style style:name="P237" style:family="paragraph" style:parent-style-name="Standard" style:list-style-name="L17">
      <style:text-properties officeooo:rsid="014b4c5c" officeooo:paragraph-rsid="014b4c5c"/>
    </style:style>
    <style:style style:name="P238" style:family="paragraph" style:parent-style-name="Standard" style:list-style-name="L17">
      <style:text-properties officeooo:rsid="014dc435" officeooo:paragraph-rsid="014dc435"/>
    </style:style>
    <style:style style:name="P239" style:family="paragraph" style:parent-style-name="Standard" style:list-style-name="L17">
      <style:text-properties officeooo:rsid="014fcb02" officeooo:paragraph-rsid="014fcb02"/>
    </style:style>
    <style:style style:name="P240" style:family="paragraph" style:parent-style-name="Standard" style:list-style-name="L18">
      <style:text-properties officeooo:rsid="01515ab3" officeooo:paragraph-rsid="01515ab3"/>
    </style:style>
    <style:style style:name="P241" style:family="paragraph" style:parent-style-name="Standard" style:list-style-name="L19">
      <style:text-properties officeooo:rsid="0157aa9d" officeooo:paragraph-rsid="0157aa9d"/>
    </style:style>
    <style:style style:name="P242" style:family="paragraph" style:parent-style-name="Standard" style:list-style-name="L20">
      <style:text-properties officeooo:rsid="0157aa9d" officeooo:paragraph-rsid="0157aa9d"/>
    </style:style>
    <style:style style:name="P243" style:family="paragraph" style:parent-style-name="Standard" style:list-style-name="L20">
      <style:text-properties officeooo:rsid="01587c60" officeooo:paragraph-rsid="01587c60"/>
    </style:style>
    <style:style style:name="P244" style:family="paragraph" style:parent-style-name="Standard" style:list-style-name="L21">
      <style:text-properties officeooo:rsid="015aa246" officeooo:paragraph-rsid="015aa246"/>
    </style:style>
    <style:style style:name="P245" style:family="paragraph" style:parent-style-name="Standard" style:list-style-name="L21">
      <style:text-properties officeooo:rsid="015e3d64" officeooo:paragraph-rsid="015e3d64"/>
    </style:style>
    <style:style style:name="P246" style:family="paragraph" style:parent-style-name="Standard" style:list-style-name="L21">
      <style:text-properties officeooo:rsid="01610a4e" officeooo:paragraph-rsid="01610a4e"/>
    </style:style>
    <style:style style:name="P247" style:family="paragraph" style:parent-style-name="Standard" style:list-style-name="L21">
      <style:text-properties officeooo:rsid="0162ab99" officeooo:paragraph-rsid="0162ab99"/>
    </style:style>
    <style:style style:name="P248" style:family="paragraph" style:parent-style-name="Standard" style:list-style-name="L21">
      <style:text-properties officeooo:rsid="01657382" officeooo:paragraph-rsid="01657382"/>
    </style:style>
    <style:style style:name="P249" style:family="paragraph" style:parent-style-name="Standard" style:list-style-name="L21">
      <style:text-properties officeooo:rsid="0165cb85" officeooo:paragraph-rsid="0165cb85"/>
    </style:style>
    <style:style style:name="P250" style:family="paragraph" style:parent-style-name="Standard" style:list-style-name="L22">
      <style:text-properties officeooo:rsid="016662fc" officeooo:paragraph-rsid="016662fc"/>
    </style:style>
    <style:style style:name="P251"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252"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253"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254" style:family="paragraph" style:parent-style-name="Standard" style:list-style-name="L25">
      <style:paragraph-properties>
        <style:tab-stops>
          <style:tab-stop style:position="16.092cm"/>
        </style:tab-stops>
      </style:paragraph-properties>
      <style:text-properties officeooo:paragraph-rsid="0186d240"/>
    </style:style>
    <style:style style:name="P255"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256" style:family="paragraph" style:parent-style-name="Standard" style:list-style-name="L26">
      <style:text-properties officeooo:rsid="018c1fb2" officeooo:paragraph-rsid="018c1fb2"/>
    </style:style>
    <style:style style:name="P257" style:family="paragraph" style:parent-style-name="Standard" style:list-style-name="L27">
      <style:text-properties officeooo:rsid="018fd949" officeooo:paragraph-rsid="0190e9fc"/>
    </style:style>
    <style:style style:name="P258" style:family="paragraph" style:parent-style-name="Standard" style:list-style-name="L27">
      <style:text-properties officeooo:rsid="018fd949" officeooo:paragraph-rsid="019260b9"/>
    </style:style>
    <style:style style:name="P259" style:family="paragraph" style:parent-style-name="Standard" style:list-style-name="L27">
      <style:text-properties officeooo:rsid="018ef96f" officeooo:paragraph-rsid="018ef96f"/>
    </style:style>
    <style:style style:name="P260" style:family="paragraph" style:parent-style-name="Standard" style:list-style-name="L28">
      <style:text-properties officeooo:rsid="01b77a3f" officeooo:paragraph-rsid="01cedeed"/>
    </style:style>
    <style:style style:name="P261" style:family="paragraph" style:parent-style-name="Standard" style:list-style-name="L28">
      <style:text-properties officeooo:rsid="01b9eab5" officeooo:paragraph-rsid="01b9eab5"/>
    </style:style>
    <style:style style:name="P262" style:family="paragraph" style:parent-style-name="Standard" style:list-style-name="L28">
      <style:text-properties officeooo:rsid="01bb64d3" officeooo:paragraph-rsid="01bb64d3"/>
    </style:style>
    <style:style style:name="P263" style:family="paragraph" style:parent-style-name="Standard" style:list-style-name="L29">
      <style:text-properties officeooo:rsid="01d51f4a" officeooo:paragraph-rsid="01e44e4e"/>
    </style:style>
    <style:style style:name="P264" style:family="paragraph" style:parent-style-name="Standard" style:list-style-name="L29">
      <style:text-properties officeooo:rsid="01e39200" officeooo:paragraph-rsid="01e44e4e"/>
    </style:style>
    <style:style style:name="P265" style:family="paragraph" style:parent-style-name="Standard" style:list-style-name="L29">
      <style:text-properties officeooo:rsid="01e44e4e" officeooo:paragraph-rsid="01e44e4e"/>
    </style:style>
    <style:style style:name="P266" style:family="paragraph" style:parent-style-name="Standard" style:list-style-name="L29">
      <style:text-properties officeooo:rsid="01d87d99" officeooo:paragraph-rsid="01d87d99"/>
    </style:style>
    <style:style style:name="P267" style:family="paragraph" style:parent-style-name="Standard" style:list-style-name="L29">
      <style:text-properties officeooo:rsid="01d8e400" officeooo:paragraph-rsid="01d8e400"/>
    </style:style>
    <style:style style:name="P268" style:family="paragraph" style:parent-style-name="Standard" style:list-style-name="L29">
      <style:text-properties officeooo:rsid="01e632c8" officeooo:paragraph-rsid="01e632c8"/>
    </style:style>
    <style:style style:name="P269"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270" style:family="paragraph" style:parent-style-name="Standard" style:list-style-name="L29">
      <style:text-properties officeooo:rsid="01e6c73a" officeooo:paragraph-rsid="01e6c73a"/>
    </style:style>
    <style:style style:name="P271" style:family="paragraph" style:parent-style-name="Standard" style:list-style-name="L29">
      <style:text-properties officeooo:rsid="01e9670c" officeooo:paragraph-rsid="01e9670c"/>
    </style:style>
    <style:style style:name="P272" style:family="paragraph" style:parent-style-name="Standard" style:list-style-name="L29">
      <style:text-properties officeooo:rsid="01d9db4c" officeooo:paragraph-rsid="01d9db4c"/>
    </style:style>
    <style:style style:name="P273" style:family="paragraph" style:parent-style-name="Standard" style:list-style-name="L29">
      <style:text-properties officeooo:rsid="01ea707e" officeooo:paragraph-rsid="01ea707e"/>
    </style:style>
    <style:style style:name="P274" style:family="paragraph" style:parent-style-name="Standard" style:list-style-name="L29">
      <style:text-properties officeooo:rsid="01ed36a5" officeooo:paragraph-rsid="01ed36a5"/>
    </style:style>
    <style:style style:name="P275" style:family="paragraph" style:parent-style-name="Standard" style:list-style-name="L29">
      <style:text-properties officeooo:rsid="01dd6de6" officeooo:paragraph-rsid="01dd6de6"/>
    </style:style>
    <style:style style:name="P276" style:family="paragraph" style:parent-style-name="Standard" style:list-style-name="L29">
      <style:text-properties officeooo:rsid="01ddf654" officeooo:paragraph-rsid="01ddf654"/>
    </style:style>
    <style:style style:name="P277" style:family="paragraph" style:parent-style-name="Standard" style:list-style-name="L29">
      <style:text-properties officeooo:rsid="01ee3084" officeooo:paragraph-rsid="01ee3084"/>
    </style:style>
    <style:style style:name="P278" style:family="paragraph" style:parent-style-name="Standard" style:list-style-name="L29">
      <style:text-properties officeooo:rsid="01eeb240" officeooo:paragraph-rsid="01eeb240"/>
    </style:style>
    <style:style style:name="P279" style:family="paragraph" style:parent-style-name="Standard" style:list-style-name="L29">
      <style:text-properties officeooo:rsid="01f04630" officeooo:paragraph-rsid="01f04630"/>
    </style:style>
    <style:style style:name="P280" style:family="paragraph" style:parent-style-name="Standard" style:list-style-name="L30">
      <style:text-properties officeooo:rsid="01fb6a00" officeooo:paragraph-rsid="01fb6a00"/>
    </style:style>
    <style:style style:name="P281" style:family="paragraph" style:parent-style-name="Standard" style:list-style-name="L30">
      <style:text-properties officeooo:rsid="01fb6a00" officeooo:paragraph-rsid="01fdc60b"/>
    </style:style>
    <style:style style:name="P282" style:family="paragraph" style:parent-style-name="Standard" style:list-style-name="L30">
      <style:text-properties officeooo:rsid="01fc51b5" officeooo:paragraph-rsid="01fdc60b"/>
    </style:style>
    <style:style style:name="P283" style:family="paragraph" style:parent-style-name="Standard" style:list-style-name="L30">
      <style:text-properties officeooo:rsid="01fdc60b" officeooo:paragraph-rsid="01fdc60b"/>
    </style:style>
    <style:style style:name="P284" style:family="paragraph" style:parent-style-name="Standard" style:list-style-name="L31">
      <style:text-properties officeooo:rsid="01ff123b" officeooo:paragraph-rsid="01ff123b"/>
    </style:style>
    <style:style style:name="P285" style:family="paragraph" style:parent-style-name="Standard" style:list-style-name="L31">
      <style:text-properties officeooo:rsid="01ff123b" officeooo:paragraph-rsid="02017679"/>
    </style:style>
    <style:style style:name="P286" style:family="paragraph" style:parent-style-name="Standard" style:list-style-name="L31">
      <style:text-properties officeooo:rsid="01ff123b" officeooo:paragraph-rsid="01ff9154"/>
    </style:style>
    <style:style style:name="P287" style:family="paragraph" style:parent-style-name="Standard">
      <style:text-properties officeooo:rsid="020ebe89" officeooo:paragraph-rsid="020ebe89"/>
    </style:style>
    <style:style style:name="P288" style:family="paragraph" style:parent-style-name="Standard">
      <style:text-properties officeooo:rsid="02144661" officeooo:paragraph-rsid="02158429"/>
    </style:style>
    <style:style style:name="P289" style:family="paragraph" style:parent-style-name="Standard">
      <style:text-properties officeooo:rsid="02158429" officeooo:paragraph-rsid="02158429"/>
    </style:style>
    <style:style style:name="P290" style:family="paragraph" style:parent-style-name="Standard">
      <style:text-properties officeooo:rsid="02170d5a" officeooo:paragraph-rsid="02170d5a"/>
    </style:style>
    <style:style style:name="P291" style:family="paragraph" style:parent-style-name="Standard">
      <style:text-properties officeooo:rsid="0217cf08" officeooo:paragraph-rsid="0217cf08"/>
    </style:style>
    <style:style style:name="P292" style:family="paragraph" style:parent-style-name="Standard">
      <style:text-properties officeooo:rsid="0218778f" officeooo:paragraph-rsid="0217cf08"/>
    </style:style>
    <style:style style:name="P293" style:family="paragraph" style:parent-style-name="Standard">
      <style:text-properties officeooo:rsid="0218778f" officeooo:paragraph-rsid="0218778f"/>
    </style:style>
    <style:style style:name="P294" style:family="paragraph" style:parent-style-name="Standard">
      <style:text-properties officeooo:rsid="021a0878" officeooo:paragraph-rsid="021a0878"/>
    </style:style>
    <style:style style:name="P295" style:family="paragraph" style:parent-style-name="Standard">
      <style:text-properties fo:font-size="10pt" officeooo:rsid="02158429" officeooo:paragraph-rsid="02158429" style:font-size-asian="10pt" style:font-size-complex="10pt"/>
    </style:style>
    <style:style style:name="P296" style:family="paragraph" style:parent-style-name="Standard">
      <style:text-properties fo:font-size="10pt" officeooo:rsid="02144661" officeooo:paragraph-rsid="02144661" style:font-size-asian="10pt" style:font-size-complex="10pt"/>
    </style:style>
    <style:style style:name="P297" style:family="paragraph" style:parent-style-name="Standard">
      <style:text-properties officeooo:rsid="021c98dc" officeooo:paragraph-rsid="021c98dc"/>
    </style:style>
    <style:style style:name="P298" style:family="paragraph" style:parent-style-name="Standard">
      <style:text-properties officeooo:rsid="021c9dc9" officeooo:paragraph-rsid="021c9dc9"/>
    </style:style>
    <style:style style:name="P299" style:family="paragraph" style:parent-style-name="Standard">
      <style:text-properties officeooo:rsid="021f6f25" officeooo:paragraph-rsid="021f6f25"/>
    </style:style>
    <style:style style:name="P300" style:family="paragraph" style:parent-style-name="Standard">
      <style:text-properties officeooo:rsid="0220b6a7" officeooo:paragraph-rsid="0220b6a7"/>
    </style:style>
    <style:style style:name="P301" style:family="paragraph" style:parent-style-name="Standard">
      <style:text-properties officeooo:rsid="02220843" officeooo:paragraph-rsid="02220843"/>
    </style:style>
    <style:style style:name="P302" style:family="paragraph" style:parent-style-name="Standard">
      <style:text-properties officeooo:rsid="02235712" officeooo:paragraph-rsid="02235712"/>
    </style:style>
    <style:style style:name="P303" style:family="paragraph" style:parent-style-name="Standard">
      <style:text-properties officeooo:rsid="0223dbb4" officeooo:paragraph-rsid="0223dbb4"/>
    </style:style>
    <style:style style:name="P304"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305"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officeooo:rsid="0170ee0e" style:font-weight-asian="normal" style:font-weight-complex="normal"/>
    </style:style>
    <style:style style:name="T17" style:family="text">
      <style:text-properties style:text-underline-style="solid" style:text-underline-width="auto" style:text-underline-color="font-color" officeooo:rsid="017d3f4c"/>
    </style:style>
    <style:style style:name="T18" style:family="text">
      <style:text-properties style:text-underline-style="solid" style:text-underline-width="auto" style:text-underline-color="font-color" officeooo:rsid="02170d5a"/>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1b50891" style:font-size-asian="16pt" style:font-weight-asian="bold" style:font-size-complex="16pt" style:font-weight-complex="bold"/>
    </style:style>
    <style:style style:name="T2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2" style:family="text">
      <style:text-properties fo:font-size="16pt" style:text-underline-style="none" fo:font-weight="bold" style:font-size-asian="16pt" style:font-weight-asian="bold" style:font-size-complex="16pt" style:font-weight-complex="bold"/>
    </style:style>
    <style:style style:name="T23" style:family="text">
      <style:text-properties officeooo:rsid="009ed17c"/>
    </style:style>
    <style:style style:name="T24" style:family="text">
      <style:text-properties officeooo:rsid="00b80087"/>
    </style:style>
    <style:style style:name="T25" style:family="text">
      <style:text-properties fo:font-weight="normal" style:font-weight-asian="normal" style:font-weight-complex="normal"/>
    </style:style>
    <style:style style:name="T26" style:family="text">
      <style:text-properties fo:font-weight="normal" officeooo:rsid="00208419" style:font-weight-asian="normal" style:font-weight-complex="normal"/>
    </style:style>
    <style:style style:name="T27" style:family="text">
      <style:text-properties fo:font-weight="normal" officeooo:rsid="00e038e1" style:font-weight-asian="normal" style:font-weight-complex="normal"/>
    </style:style>
    <style:style style:name="T28" style:family="text">
      <style:text-properties fo:font-weight="normal" officeooo:rsid="00e84eeb" style:font-weight-asian="normal" style:font-weight-complex="normal"/>
    </style:style>
    <style:style style:name="T29" style:family="text">
      <style:text-properties fo:font-weight="normal" officeooo:rsid="00e8e80a" style:font-weight-asian="normal" style:font-weight-complex="normal"/>
    </style:style>
    <style:style style:name="T30" style:family="text">
      <style:text-properties fo:font-weight="normal" officeooo:rsid="00ea8e5c" style:font-weight-asian="normal" style:font-weight-complex="normal"/>
    </style:style>
    <style:style style:name="T31" style:family="text">
      <style:text-properties fo:font-weight="normal" officeooo:rsid="00eb893f" style:font-weight-asian="normal" style:font-weight-complex="normal"/>
    </style:style>
    <style:style style:name="T32" style:family="text">
      <style:text-properties fo:font-weight="normal" officeooo:rsid="00ef5e89" style:font-weight-asian="normal" style:font-weight-complex="normal"/>
    </style:style>
    <style:style style:name="T33" style:family="text">
      <style:text-properties fo:font-weight="normal" officeooo:rsid="00f10d52" style:font-weight-asian="normal" style:font-weight-complex="normal"/>
    </style:style>
    <style:style style:name="T34" style:family="text">
      <style:text-properties fo:font-weight="normal" officeooo:rsid="00f7015c" style:font-weight-asian="normal" style:font-weight-complex="normal"/>
    </style:style>
    <style:style style:name="T35" style:family="text">
      <style:text-properties fo:font-weight="normal" officeooo:rsid="00f98924" style:font-weight-asian="normal" style:font-weight-complex="normal"/>
    </style:style>
    <style:style style:name="T36" style:family="text">
      <style:text-properties fo:font-weight="normal" officeooo:rsid="00fe49eb" style:font-weight-asian="normal" style:font-weight-complex="normal"/>
    </style:style>
    <style:style style:name="T37" style:family="text">
      <style:text-properties fo:font-weight="normal" officeooo:rsid="0113ae30" style:font-weight-asian="normal" style:font-weight-complex="normal"/>
    </style:style>
    <style:style style:name="T38" style:family="text">
      <style:text-properties fo:font-weight="normal" officeooo:rsid="01719e51" style:font-weight-asian="normal" style:font-weight-complex="normal"/>
    </style:style>
    <style:style style:name="T39" style:family="text">
      <style:text-properties fo:font-weight="normal" officeooo:rsid="017e81c3" style:font-weight-asian="normal" style:font-weight-complex="normal"/>
    </style:style>
    <style:style style:name="T40" style:family="text">
      <style:text-properties fo:font-weight="normal" officeooo:rsid="0185f6ef" style:font-weight-asian="normal" style:font-weight-complex="normal"/>
    </style:style>
    <style:style style:name="T41" style:family="text">
      <style:text-properties fo:font-weight="normal" officeooo:rsid="01861af2" style:font-weight-asian="normal" style:font-weight-complex="normal"/>
    </style:style>
    <style:style style:name="T42" style:family="text">
      <style:text-properties fo:font-weight="normal" officeooo:rsid="0186d240" style:font-weight-asian="normal" style:font-weight-complex="normal"/>
    </style:style>
    <style:style style:name="T43" style:family="text">
      <style:text-properties fo:font-weight="normal" officeooo:rsid="01888833" style:font-weight-asian="normal" style:font-weight-complex="normal"/>
    </style:style>
    <style:style style:name="T44" style:family="text">
      <style:text-properties fo:font-weight="normal" officeooo:rsid="0189502b" style:font-weight-asian="normal" style:font-weight-complex="normal"/>
    </style:style>
    <style:style style:name="T45" style:family="text">
      <style:text-properties fo:font-weight="normal" officeooo:rsid="0190e9fc" style:font-weight-asian="normal" style:font-weight-complex="normal"/>
    </style:style>
    <style:style style:name="T46" style:family="text">
      <style:text-properties fo:font-weight="normal" officeooo:rsid="019260b9" style:font-weight-asian="normal" style:font-weight-complex="normal"/>
    </style:style>
    <style:style style:name="T47" style:family="text">
      <style:text-properties fo:font-weight="normal" officeooo:rsid="019300c8" style:font-weight-asian="normal" style:font-weight-complex="normal"/>
    </style:style>
    <style:style style:name="T48" style:family="text">
      <style:text-properties fo:font-weight="normal" officeooo:rsid="019537ff" style:font-weight-asian="normal" style:font-weight-complex="normal"/>
    </style:style>
    <style:style style:name="T49" style:family="text">
      <style:text-properties fo:font-weight="normal" officeooo:rsid="019c044b" style:font-weight-asian="normal" style:font-weight-complex="normal"/>
    </style:style>
    <style:style style:name="T50" style:family="text">
      <style:text-properties fo:font-weight="normal" officeooo:rsid="01a1f5b2" style:font-weight-asian="normal" style:font-weight-complex="normal"/>
    </style:style>
    <style:style style:name="T51" style:family="text">
      <style:text-properties fo:font-weight="normal" officeooo:rsid="01a3abe9" style:font-weight-asian="normal" style:font-weight-complex="normal"/>
    </style:style>
    <style:style style:name="T52" style:family="text">
      <style:text-properties fo:font-weight="normal" officeooo:rsid="01a6c823" style:font-weight-asian="normal" style:font-weight-complex="normal"/>
    </style:style>
    <style:style style:name="T53" style:family="text">
      <style:text-properties fo:font-weight="normal" officeooo:rsid="01b662e0" style:font-weight-asian="normal" style:font-weight-complex="normal"/>
    </style:style>
    <style:style style:name="T54" style:family="text">
      <style:text-properties fo:font-weight="normal" officeooo:rsid="01b839f6" style:font-weight-asian="normal" style:font-weight-complex="normal"/>
    </style:style>
    <style:style style:name="T55" style:family="text">
      <style:text-properties fo:font-weight="normal" officeooo:rsid="01ba2195" style:font-weight-asian="normal" style:font-weight-complex="normal"/>
    </style:style>
    <style:style style:name="T56" style:family="text">
      <style:text-properties fo:font-weight="normal" officeooo:rsid="01cb2021" style:font-weight-asian="normal" style:font-weight-complex="normal"/>
    </style:style>
    <style:style style:name="T57" style:family="text">
      <style:text-properties fo:font-weight="normal" officeooo:rsid="01cd18b0" style:font-weight-asian="normal" style:font-weight-complex="normal"/>
    </style:style>
    <style:style style:name="T58" style:family="text">
      <style:text-properties fo:font-weight="normal" officeooo:rsid="01cedeed" style:font-weight-asian="normal" style:font-weight-complex="normal"/>
    </style:style>
    <style:style style:name="T59" style:family="text">
      <style:text-properties fo:font-weight="normal" officeooo:rsid="01c48308" style:font-weight-asian="normal" style:font-weight-complex="normal"/>
    </style:style>
    <style:style style:name="T60" style:family="text">
      <style:text-properties fo:font-weight="normal" officeooo:rsid="01d09bdc" style:font-weight-asian="normal" style:font-weight-complex="normal"/>
    </style:style>
    <style:style style:name="T61" style:family="text">
      <style:text-properties fo:font-weight="normal" officeooo:rsid="01d127d7" style:font-weight-asian="normal" style:font-weight-complex="normal"/>
    </style:style>
    <style:style style:name="T62" style:family="text">
      <style:text-properties officeooo:rsid="00be6d5f"/>
    </style:style>
    <style:style style:name="T63" style:family="text">
      <style:text-properties officeooo:rsid="00c08b28"/>
    </style:style>
    <style:style style:name="T64" style:family="text">
      <style:text-properties officeooo:rsid="00c3e274"/>
    </style:style>
    <style:style style:name="T65" style:family="text">
      <style:text-properties officeooo:rsid="00c903de"/>
    </style:style>
    <style:style style:name="T66" style:family="text">
      <style:text-properties officeooo:rsid="00ccbfa5"/>
    </style:style>
    <style:style style:name="T67" style:family="text">
      <style:text-properties officeooo:rsid="00cf53b9"/>
    </style:style>
    <style:style style:name="T68" style:family="text">
      <style:text-properties officeooo:rsid="00d27988"/>
    </style:style>
    <style:style style:name="T69" style:family="text">
      <style:text-properties officeooo:rsid="00dbf57c"/>
    </style:style>
    <style:style style:name="T70" style:family="text">
      <style:text-properties officeooo:rsid="00dcc82c"/>
    </style:style>
    <style:style style:name="T71" style:family="text">
      <style:text-properties officeooo:rsid="00df5950"/>
    </style:style>
    <style:style style:name="T72" style:family="text">
      <style:text-properties officeooo:rsid="00e0f0c6"/>
    </style:style>
    <style:style style:name="T73" style:family="text">
      <style:text-properties officeooo:rsid="00e4e68a"/>
    </style:style>
    <style:style style:name="T74" style:family="text">
      <style:text-properties officeooo:rsid="00e6103d"/>
    </style:style>
    <style:style style:name="T75" style:family="text">
      <style:text-properties style:text-position="super 58%" fo:font-weight="normal" officeooo:rsid="00ea8e5c" style:font-weight-asian="normal" style:font-weight-complex="normal"/>
    </style:style>
    <style:style style:name="T76" style:family="text">
      <style:text-properties fo:color="#ce181e"/>
    </style:style>
    <style:style style:name="T77" style:family="text">
      <style:text-properties fo:color="#ce181e" fo:font-weight="normal" style:font-weight-asian="normal" style:font-weight-complex="normal"/>
    </style:style>
    <style:style style:name="T78" style:family="text">
      <style:text-properties fo:color="#ce181e" fo:font-weight="bold" style:font-weight-asian="bold" style:font-weight-complex="bold"/>
    </style:style>
    <style:style style:name="T79" style:family="text">
      <style:text-properties officeooo:rsid="00ffacf9"/>
    </style:style>
    <style:style style:name="T80" style:family="text">
      <style:text-properties officeooo:rsid="0101a335"/>
    </style:style>
    <style:style style:name="T81" style:family="text">
      <style:text-properties officeooo:rsid="0104ca54"/>
    </style:style>
    <style:style style:name="T82" style:family="text">
      <style:text-properties officeooo:rsid="010a9a67"/>
    </style:style>
    <style:style style:name="T83" style:family="text">
      <style:text-properties officeooo:rsid="010be3ad"/>
    </style:style>
    <style:style style:name="T84" style:family="text">
      <style:text-properties officeooo:rsid="0110c726"/>
    </style:style>
    <style:style style:name="T85" style:family="text">
      <style:text-properties officeooo:rsid="0117fb86"/>
    </style:style>
    <style:style style:name="T86" style:family="text">
      <style:text-properties officeooo:rsid="01226373"/>
    </style:style>
    <style:style style:name="T87" style:family="text">
      <style:text-properties officeooo:rsid="0128d85e"/>
    </style:style>
    <style:style style:name="T88" style:family="text">
      <style:text-properties officeooo:rsid="012b3574"/>
    </style:style>
    <style:style style:name="T89" style:family="text">
      <style:text-properties officeooo:rsid="012cf5e3"/>
    </style:style>
    <style:style style:name="T90" style:family="text">
      <style:text-properties officeooo:rsid="013068e7"/>
    </style:style>
    <style:style style:name="T91" style:family="text">
      <style:text-properties officeooo:rsid="0139f173"/>
    </style:style>
    <style:style style:name="T92" style:family="text">
      <style:text-properties officeooo:rsid="013e3214"/>
    </style:style>
    <style:style style:name="T93" style:family="text">
      <style:text-properties officeooo:rsid="013f80ae"/>
    </style:style>
    <style:style style:name="T94" style:family="text">
      <style:text-properties officeooo:rsid="0144c974"/>
    </style:style>
    <style:style style:name="T95" style:family="text">
      <style:text-properties officeooo:rsid="01478436"/>
    </style:style>
    <style:style style:name="T96" style:family="text">
      <style:text-properties officeooo:rsid="014c11a9"/>
    </style:style>
    <style:style style:name="T97" style:family="text">
      <style:text-properties officeooo:rsid="014c7539"/>
    </style:style>
    <style:style style:name="T98" style:family="text">
      <style:text-properties officeooo:rsid="015534a1"/>
    </style:style>
    <style:style style:name="T99" style:family="text">
      <style:text-properties officeooo:rsid="0159769e"/>
    </style:style>
    <style:style style:name="T100" style:family="text">
      <style:text-properties officeooo:rsid="01618a7a"/>
    </style:style>
    <style:style style:name="T101" style:family="text">
      <style:text-properties officeooo:rsid="01644ef2"/>
    </style:style>
    <style:style style:name="T102" style:family="text">
      <style:text-properties officeooo:rsid="01662109"/>
    </style:style>
    <style:style style:name="T103" style:family="text">
      <style:text-properties officeooo:rsid="016707f9"/>
    </style:style>
    <style:style style:name="T104" style:family="text">
      <style:text-properties officeooo:rsid="0168a748"/>
    </style:style>
    <style:style style:name="T105" style:family="text">
      <style:text-properties officeooo:rsid="01710d1d"/>
    </style:style>
    <style:style style:name="T106" style:family="text">
      <style:text-properties officeooo:rsid="0173b767"/>
    </style:style>
    <style:style style:name="T107" style:family="text">
      <style:text-properties officeooo:rsid="01769154"/>
    </style:style>
    <style:style style:name="T108" style:family="text">
      <style:text-properties officeooo:rsid="0178b1ec"/>
    </style:style>
    <style:style style:name="T109" style:family="text">
      <style:text-properties officeooo:rsid="0178bf0f"/>
    </style:style>
    <style:style style:name="T110" style:family="text">
      <style:text-properties officeooo:rsid="017d3f4c"/>
    </style:style>
    <style:style style:name="T111" style:family="text">
      <style:text-properties officeooo:rsid="0181a24e"/>
    </style:style>
    <style:style style:name="T112" style:family="text">
      <style:text-properties officeooo:rsid="0183f475"/>
    </style:style>
    <style:style style:name="T113" style:family="text">
      <style:text-properties officeooo:rsid="0185f6ef"/>
    </style:style>
    <style:style style:name="T114" style:family="text">
      <style:text-properties officeooo:rsid="01965033"/>
    </style:style>
    <style:style style:name="T115" style:family="text">
      <style:text-properties officeooo:rsid="01a02815"/>
    </style:style>
    <style:style style:name="T116" style:family="text">
      <style:text-properties officeooo:rsid="01aa66aa"/>
    </style:style>
    <style:style style:name="T117" style:family="text">
      <style:text-properties officeooo:rsid="01abb0f7"/>
    </style:style>
    <style:style style:name="T118" style:family="text">
      <style:text-properties fo:font-style="italic" style:font-style-asian="italic" style:font-style-complex="italic"/>
    </style:style>
    <style:style style:name="T119" style:family="text">
      <style:text-properties officeooo:rsid="01af06a6"/>
    </style:style>
    <style:style style:name="T120" style:family="text">
      <style:text-properties officeooo:rsid="01b0ff24"/>
    </style:style>
    <style:style style:name="T121" style:family="text">
      <style:text-properties officeooo:rsid="01b48c38"/>
    </style:style>
    <style:style style:name="T122" style:family="text">
      <style:text-properties officeooo:rsid="01b50891"/>
    </style:style>
    <style:style style:name="T123" style:family="text">
      <style:text-properties officeooo:rsid="01d51f4a"/>
    </style:style>
    <style:style style:name="T124" style:family="text">
      <style:text-properties officeooo:rsid="01d6ae48"/>
    </style:style>
    <style:style style:name="T125" style:family="text">
      <style:text-properties officeooo:rsid="01d8e400"/>
    </style:style>
    <style:style style:name="T126" style:family="text">
      <style:text-properties officeooo:rsid="01d9db4c"/>
    </style:style>
    <style:style style:name="T127" style:family="text">
      <style:text-properties officeooo:rsid="01dbd52e"/>
    </style:style>
    <style:style style:name="T128" style:family="text">
      <style:text-properties officeooo:rsid="01ddf654"/>
    </style:style>
    <style:style style:name="T129" style:family="text">
      <style:text-properties officeooo:rsid="01dfea42"/>
    </style:style>
    <style:style style:name="T130" style:family="text">
      <style:text-properties officeooo:rsid="01e19508"/>
    </style:style>
    <style:style style:name="T131" style:family="text">
      <style:text-properties officeooo:rsid="01e79dbb"/>
    </style:style>
    <style:style style:name="T132" style:family="text">
      <style:text-properties officeooo:rsid="01e7c178"/>
    </style:style>
    <style:style style:name="T133" style:family="text">
      <style:text-properties officeooo:rsid="01eb6452"/>
    </style:style>
    <style:style style:name="T134" style:family="text">
      <style:text-properties officeooo:rsid="01ef6a2d"/>
    </style:style>
    <style:style style:name="T135" style:family="text">
      <style:text-properties officeooo:rsid="01f0b392"/>
    </style:style>
    <style:style style:name="T136" style:family="text">
      <style:text-properties officeooo:rsid="01fc0b54"/>
    </style:style>
    <style:style style:name="T137" style:family="text">
      <style:text-properties officeooo:rsid="01fdc60b"/>
    </style:style>
    <style:style style:name="T138" style:family="text">
      <style:text-properties officeooo:rsid="020ce6d5"/>
    </style:style>
    <style:style style:name="T139" style:family="text">
      <style:text-properties officeooo:rsid="020d9a0c"/>
    </style:style>
    <style:style style:name="T140" style:family="text">
      <style:text-properties officeooo:rsid="0210926c"/>
    </style:style>
    <style:style style:name="T141" style:family="text">
      <style:text-properties officeooo:rsid="0214c130"/>
    </style:style>
    <style:style style:name="T142" style:family="text">
      <style:text-properties officeooo:rsid="02170d5a"/>
    </style:style>
    <style:style style:name="T143" style:family="text">
      <style:text-properties officeooo:rsid="021d8545"/>
    </style:style>
    <style:style style:name="T144" style:family="text">
      <style:text-properties officeooo:rsid="02220843"/>
    </style:style>
    <style:style style:name="T145" style:family="text">
      <style:text-properties officeooo:rsid="02239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tab/>AWS</text:p>
      <text:p text:style-name="P44"/>
      <text:p text:style-name="P50"><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50"><text:a xlink:type="simple" xlink:href="https://www.aws.training/LearningLibrary" text:style-name="Internet_20_link" text:visited-style-name="Visited_20_Internet_20_Link">https://www.aws.training/LearningLibrary</text:a></text:p>
      <text:p text:style-name="P44"/>
      <text:p text:style-name="P45">Exam:</text:p>
      <text:p text:style-name="P65">90 minutes</text:p>
      <text:p text:style-name="P65">65 questions (this can change, <text:span text:style-name="T24">sometimes 60, sometimes 75, but normally 65)</text:span></text:p>
      <text:p text:style-name="P66">Multiple choice</text:p>
      <text:p text:style-name="P66">Minimum passing score of 700 out of 1000.</text:p>
      <text:p text:style-name="P57">Qualification valid for 3 years.</text:p>
      <text:p text:style-name="P58">Simple product knowledge questions.</text:p>
      <text:p text:style-name="P59"/>
      <text:p text:style-name="P67">Cloud computing: <text:s/><text:span text:style-name="T25">On demand delivery of compute,database, storage,applications, and other it resources through a cloud service platform via internet with pay-as-you-go pricing.</text:span></text:p>
      <text:p text:style-name="P60"/>
      <text:p text:style-name="P61">Is like renting someone elses computer.</text:p>
      <text:p text:style-name="P60"/>
      <text:p text:style-name="P68">6 advantages of cloud computing:</text:p>
      <text:list xml:id="list1780056205" text:style-name="L1">
        <text:list-item>
          <text:p text:style-name="P181">Pay only when you consume computing resources instead on investing in hardware, DC, maintenance, etc.</text:p>
        </text:list-item>
        <text:list-item>
          <text:p text:style-name="P182">Benefit from massive economies of scale.<text:span text:style-name="T62">AWS can buy millions of servers, making them more cheap to you. If you have to purchase a server will be more expensive if you compare it.</text:span></text:p>
        </text:list-item>
        <text:list-item>
          <text:p text:style-name="P183">Stop guessing about capacity. <text:span text:style-name="T63">You don’t have to be worried if you purchased too much or to little storage,servers, network, etc. AWS have almost infinite of it.</text:span></text:p>
        </text:list-item>
        <text:list-item>
          <text:p text:style-name="P184">Increase speed <text:span text:style-name="T64">and agility. To build in old platforms take ages and a lot of money.</text:span></text:p>
        </text:list-item>
        <text:list-item>
          <text:p text:style-name="P185">Stop spending money running and maintaining D<text:span text:style-name="T65">C</text:span>s.<text:span text:style-name="T65">Focus in what you are good.</text:span> </text:p>
        </text:list-item>
        <text:list-item>
          <text:p text:style-name="P186">Go global in minutes.</text:p>
        </text:list-item>
      </text:list>
      <text:p text:style-name="P60"/>
      <text:p text:style-name="P60"/>
      <text:p text:style-name="P69">Type of cloud computing:</text:p>
      <text:list xml:id="list4121333844" text:style-name="L2">
        <text:list-item>
          <text:p text:style-name="P187"><text:span text:style-name="T6">IAAS - Infrastructure As A Service: </text:span><text:s/><text:span text:style-name="T66">You manage the server, physical or virtual, as well as the operating system. Usually the data center provider won’t have access to the server. EC2 for example.</text:span></text:p>
        </text:list-item>
        <text:list-item>
          <text:p text:style-name="P188"><text:span text:style-name="T6">PAAS - Platform As A Service:</text:span> Someone else manages the hardware and OS, you just focus in your apps. Someone else worries about security, patching, updates, maintenance etc. <text:span text:style-name="T67">Example: Go Daddy, Elastic Beamstack.</text:span></text:p>
        </text:list-item>
        <text:list-item>
          <text:p text:style-name="P189"><text:span text:style-name="T6">SAAS - Software As A Service:</text:span> <text:s/><text:span text:style-name="T68">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60"/>
      <text:p text:style-name="P60"/>
      <text:p text:style-name="P60"/>
      <text:p text:style-name="P60"/>
      <text:p text:style-name="P60"/>
      <text:p text:style-name="P60"/>
      <text:p text:style-name="P60"><text:soft-page-break/></text:p>
      <text:p text:style-name="P60"/>
      <text:p text:style-name="P71">Services applicable for the exam:</text:p>
      <text:list xml:id="list2514679437" text:style-name="L3">
        <text:list-item>
          <text:p text:style-name="P190">Compute</text:p>
        </text:list-item>
        <text:list-item>
          <text:p text:style-name="P190">Storage</text:p>
        </text:list-item>
        <text:list-item>
          <text:p text:style-name="P190">Databases</text:p>
        </text:list-item>
        <text:list-item>
          <text:p text:style-name="P190">Security, <text:span text:style-name="T69">identity &amp; compliance.</text:span></text:p>
        </text:list-item>
        <text:list-item>
          <text:p text:style-name="P192">AWS cost management.</text:p>
        </text:list-item>
      </text:list>
      <text:p text:style-name="P62"/>
      <text:p text:style-name="P62"><text:tab/><text:span text:style-name="T70">These two probably won’t be necessary to have a deep learn.</text:span></text:p>
      <text:list xml:id="list192105185086298" text:continue-numbering="true" text:style-name="L3">
        <text:list-item>
          <text:p text:style-name="P191">Network &amp; content delivery</text:p>
        </text:list-item>
        <text:list-item>
          <text:p text:style-name="P191">Migration and transfer</text:p>
        </text:list-item>
      </text:list>
      <text:p text:style-name="P64"/>
      <text:p text:style-name="P70">Type of cloud computing Deployments:</text:p>
      <text:list xml:id="list4022662350" text:style-name="L4">
        <text:list-item>
          <text:p text:style-name="P193"><text:span text:style-name="T6">Public Cloud</text:span>: <text:s/>AWS, Azure, GCP</text:p>
        </text:list-item>
        <text:list-item>
          <text:p text:style-name="P193"><text:span text:style-name="T6">Hybrid Cloud</text:span>: Mixture of public and private</text:p>
        </text:list-item>
        <text:list-item>
          <text:p text:style-name="P193"><text:span text:style-name="T6">Private Cloud </text:span><text:span text:style-name="T7">(or on Premise):</text:span><text:span text:style-name="T6"> </text:span><text:s/>You manage it, in your DC. Openstack, Vmware, etc.</text:p>
        </text:list-item>
      </text:list>
      <text:p text:style-name="P63"/>
      <text:p text:style-name="P176"/>
      <text:p text:style-name="P44"/>
      <text:p text:style-name="P44">* Global infrastructure:</text:p>
      <text:p text:style-name="P3"/>
      <text:p text:style-name="P4">Regions: <text:span text:style-name="T27">Physical locations in the world which consists of two or more Azs.</text:span></text:p>
      <text:p text:style-name="P38">An AWS Region is a separated geographical area, <text:span text:style-name="T2">like: </text:span></text:p>
      <text:p text:style-name="P38"/>
      <text:list xml:id="list2327407147" text:style-name="L5">
        <text:list-item>
          <text:p text:style-name="P194">US West - Northern Carolina, code us-west-1</text:p>
        </text:list-item>
        <text:list-item>
          <text:p text:style-name="P195">US West – Oregon, code us-west-2</text:p>
        </text:list-item>
        <text:list-item>
          <text:p text:style-name="P194">EU – Ireland, code eu-west-1</text:p>
        </text:list-item>
        <text:list-item>
          <text:p text:style-name="P195">Asia Pacific – Tokio, code ap-northeast-1</text:p>
        </text:list-item>
        <text:list-item>
          <text:p text:style-name="P196">Asia Pacific – Sydney, code ap-shoutheast-2</text:p>
        </text:list-item>
        <text:list-item>
          <text:p text:style-name="P196">etc</text:p>
        </text:list-item>
      </text:list>
      <text:p text:style-name="P37"/>
      <text:p text:style-name="P37"/>
      <text:p text:style-name="P4">Availability zone<text:span text:style-name="T1">s / AZ: <text:s/></text:span><text:span text:style-name="T26">Think about availability zone as a datacenter.</text:span></text:p>
      <text:p text:style-name="P39">Collection of datacenters within a region. <text:span text:style-name="T72">An az could have more than 1 dc.</text:span></text:p>
      <text:p text:style-name="P39"/>
      <text:p text:style-name="P39">Isolated between them but connected with high speed networks.</text:p>
      <text:p text:style-name="P40">Isolated: <text:s/>Physically separated, different power providers, <text:span text:style-name="T3">multiple tier1 providers,</text:span> backup generators, etc. <text:span text:style-name="T72">Redundant power,networking and connectivity.</text:span></text:p>
      <text:p text:style-name="P37"/>
      <text:p text:style-name="P37"/>
      <text:p text:style-name="P4">Edge locations:</text:p>
      <text:p text:style-name="P41">Hosts the CDN, <text:span text:style-name="T71">there are more edge locations than regions, currently there are 190 edge locations.Are end points for aws.</text:span></text:p>
      <text:p text:style-name="P41"/>
      <text:p text:style-name="P8">Why to chose different regions:</text:p>
      <text:list xml:id="list4005457790" text:style-name="L6">
        <text:list-item>
          <text:p text:style-name="P197"><text:soft-page-break/>Data sovereignty laws. For instance, the brexit, having your server in London or in Paris</text:p>
        </text:list-item>
        <text:list-item>
          <text:p text:style-name="P197">Latency to end users. As close <text:span text:style-name="T79">as </text:span>you are the lower latency you have.</text:p>
        </text:list-item>
        <text:list-item>
          <text:p text:style-name="P197">AWS services. One region have a service that other region don’t have yet.</text:p>
        </text:list-item>
      </text:list>
      <text:p text:style-name="P56"/>
      <text:p text:style-name="P46">Support plans:</text:p>
      <text:list xml:id="list3035962658" text:style-name="L7">
        <text:list-item>
          <text:p text:style-name="P199"><text:span text:style-name="T6">Basic</text:span>: CS for account and billing questions and access to the AWS community forums. </text:p>
          <text:list>
            <text:list-item>
              <text:p text:style-name="P199">Price included.</text:p>
            </text:list-item>
          </text:list>
        </text:list-item>
        <text:list-item>
          <text:p text:style-name="P199"><text:span text:style-name="T6">Developer:</text:span> <text:span text:style-name="T74">One primary contact can ask tech questions and you get a response in 12-24 hours during local business hours. </text:span></text:p>
          <text:list>
            <text:list-item>
              <text:p text:style-name="P200">Price: Starts at $29/month.</text:p>
            </text:list-item>
          </text:list>
        </text:list-item>
        <text:list-item>
          <text:p text:style-name="P201">Bussines: </text:p>
          <text:list>
            <text:list-item>
              <text:p text:style-name="P201"><text:span text:style-name="T28">24x7 support by phone </text:span><text:span text:style-name="T29">and chat, </text:span></text:p>
            </text:list-item>
            <text:list-item>
              <text:p text:style-name="P201"><text:span text:style-name="T29">1 hour response </text:span><text:span text:style-name="T30">for urgent cases, </text:span></text:p>
            </text:list-item>
            <text:list-item>
              <text:p text:style-name="P201"><text:span text:style-name="T33">H</text:span><text:span text:style-name="T30">elp with common 3</text:span><text:span text:style-name="T75">rd</text:span><text:span text:style-name="T30"> party software. </text:span></text:p>
            </text:list-item>
            <text:list-item>
              <text:p text:style-name="P212">Full access to AWS Trusted Advisor for optimizing your aws ifr. </text:p>
            </text:list-item>
            <text:list-item>
              <text:p text:style-name="P212">Access to suport api for automating cases and retrieve trusted advisor results. </text:p>
            </text:list-item>
            <text:list-item>
              <text:p text:style-name="P201"><text:span text:style-name="T31">Price: from </text:span><text:span text:style-name="T32">$</text:span><text:span text:style-name="T31">100/month.</text:span></text:p>
            </text:list-item>
          </text:list>
        </text:list-item>
        <text:list-item>
          <text:p text:style-name="P198"><text:span text:style-name="T8">Enterprise:</text:span><text:span text:style-name="T73"> All the features of the Business plan plus: </text:span></text:p>
          <text:list>
            <text:list-item>
              <text:p text:style-name="P221">An assigned Technical Account Manater (TAM) who provides tech guidance to help plan,develop and run aws.</text:p>
            </text:list-item>
            <text:list-item>
              <text:p text:style-name="P222">A <text:s/>Support Concierge providing billing and account analysis and assistance.</text:p>
            </text:list-item>
            <text:list-item>
              <text:p text:style-name="P223">Access to Infrastructure Event Management to support product launches, seasonal promotions/events and migrations</text:p>
            </text:list-item>
            <text:list-item>
              <text:p text:style-name="P223">15 minutes response to critical support cases with prioritized case handling.</text:p>
            </text:list-item>
            <text:list-item>
              <text:p text:style-name="P223">Price: starts at $15.000/month</text:p>
            </text:list-item>
          </text:list>
        </text:list-item>
      </text:list>
      <text:p text:style-name="P42"/>
      <text:p text:style-name="P42"/>
      <text:p text:style-name="P52">Ways to get inside AWS:</text:p>
      <text:p text:style-name="P55"/>
      <text:list xml:id="list631370050" text:style-name="L8">
        <text:list-item>
          <text:p text:style-name="P224">AWS Management Console (web interface)</text:p>
        </text:list-item>
        <text:list-item>
          <text:p text:style-name="P224">AWS CLI (open source command line interface)</text:p>
        </text:list-item>
        <text:list-item>
          <text:p text:style-name="P224">AWS SDK (software developer kit)</text:p>
        </text:list-item>
      </text:list>
      <text:p text:style-name="P55"/>
      <text:p text:style-name="P55"/>
      <text:p text:style-name="P77"/>
      <text:p text:style-name="P5"><text:span text:style-name="T5">Create a key-pair:</text:span> <text:span text:style-name="T25">To have ssh access to the linux based servers. The key will work only in the region you are.</text:span><text:span text:style-name="T34"> So for every region you will need to create a new key to access the linux servers.</text:span></text:p>
      <text:p text:style-name="P7"/>
      <text:p text:style-name="P72">To use it on openssh over linux you have to generate a .pem key. Put this .key into a secure folder.</text:p>
      <text:p text:style-name="P72"/>
      <text:p text:style-name="P7"><text:span text:style-name="T76">ATTENTION</text:span><text:span text:style-name="T77">:</text:span><text:span text:style-name="T25"> If you lose the key you won’t be able to generate a copy of it so you will need to create a new one </text:span><text:span text:style-name="T35">and assign it to the servers.</text:span></text:p>
      <text:p text:style-name="P73"/>
      <text:p text:style-name="P6"><text:span text:style-name="T25">Go to Compute EC2 – Network and Security – Key Pairs – Create key pair – <text:s/></text:span><text:span text:style-name="T36">Put a name, format as pem or if have windows with ppk and create key pair. Point the full path to the .pem file when you try to ssh to the server.</text:span></text:p>
      <text:p text:style-name="P54"><text:soft-page-break/></text:p>
      <text:p text:style-name="P54"/>
      <text:p text:style-name="P54"/>
      <text:p text:style-name="P54"/>
      <text:p text:style-name="P54"/>
      <text:p text:style-name="P54"/>
      <text:p text:style-name="P78"><text:span text:style-name="T4">Create a billing alarm: </text:span><text:span text:style-name="T80">To warn you by email if you are going to surpass the money limit you set up.</text:span></text:p>
      <text:p text:style-name="P54"/>
      <text:p text:style-name="P79">Management &amp; Governance – Cloudwatch – Billing – <text:span text:style-name="T81">Create alarm (in the middle of the screen)</text:span></text:p>
      <text:p text:style-name="P79"/>
      <text:p text:style-name="P80">Threshold type: Leave static</text:p>
      <text:p text:style-name="P80">Whenever EstimatedChanges is… <text:s/>→ Leave Greater </text:p>
      <text:p text:style-name="P80">than… <text:s/>→ you can put 10 $</text:p>
      <text:p text:style-name="P81">Click next</text:p>
      <text:p text:style-name="P81"/>
      <text:p text:style-name="P81">Create an SNS <text:span text:style-name="T82">(simple notification service)</text:span> topic – <text:span text:style-name="T83">Change the topic name to BillingAlarm, add your email and Create topic and click next.</text:span></text:p>
      <text:p text:style-name="P81"/>
      <text:p text:style-name="P82">Define unique alarm: Billing Alarm, Alarm description: <text:s/>Send me an email if my bill goes over $10</text:p>
      <text:p text:style-name="P82"/>
      <text:p text:style-name="P83">Then you will appear in the Billing Alarms dashboard you just created. You will need to check your email and click on the subscription link, then refresh the billing alarm page and you are now in.</text:p>
      <text:p text:style-name="P83"/>
      <text:p text:style-name="P83">You will see that is saying that there is insufficient data because I set it up to check it every 6 hours. </text:p>
      <text:p text:style-name="P83"/>
      <text:p text:style-name="P84">And that’s it, you will get an alarm every time your bill goes above $1<text:span text:style-name="T84">0.</text:span></text:p>
      <text:p text:style-name="P80"/>
      <text:p text:style-name="P85"><text:span text:style-name="T15">Exam question:</text:span> How can you get automatic notifications if your bill goes above $10 or so.</text:p>
      <text:p text:style-name="P85"><text:tab/><text:tab/> <text:s text:c="3"/>The answer is you go into cloudwatch and you create a billing alarm.</text:p>
      <text:p text:style-name="P85"/>
      <text:p text:style-name="P177"/>
      <text:p text:style-name="P41"/>
      <text:p text:style-name="P9">IAM. Identity Access Management: <text:span text:style-name="T25">Is a way to give access to </text:span><text:span text:style-name="T37">AWS</text:span><text:span text:style-name="T25"> </text:span><text:span text:style-name="T37">to d</text:span><text:span text:style-name="T25">ifferent users and </text:span><text:span text:style-name="T37">groups.</text:span></text:p>
      <text:p text:style-name="P41"/>
      <text:p text:style-name="P86"><text:span text:style-name="T85">The </text:span>Root account is the email used to sing up into aws console. </text:p>
      <text:p text:style-name="P41"/>
      <text:p text:style-name="P87">First thing to do is to enable all the security status. MFA, individual IAM users, groups and password policy.</text:p>
      <text:p text:style-name="P87"/>
      <text:p text:style-name="P87"/>
      <text:p text:style-name="P88">Have in mind that you have a link at the top of the AIM page to log in as your user instead of root.</text:p>
      <text:p text:style-name="P41"/>
      <text:p text:style-name="P41"><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41"/>
      <text:p text:style-name="P41"/>
      <text:p text:style-name="P41"><text:soft-page-break/></text:p>
      <text:p text:style-name="P41"/>
      <text:p text:style-name="P89">If you want you have a button at the right of this to create an alias to avoid sharing your account number.</text:p>
      <text:p text:style-name="P41"/>
      <text:p text:style-name="P90">You can send this link to the users to sign in.</text:p>
      <text:p text:style-name="P41"/>
      <text:p text:style-name="P41"/>
      <text:p text:style-name="P47">Creating an user:</text:p>
      <text:p text:style-name="P91"/>
      <text:p text:style-name="P92">– In AIM click on add new user. Choose a name.</text:p>
      <text:p text:style-name="P93">Access types:</text:p>
      <text:list xml:id="list1183595494" text:style-name="L9">
        <text:list-item>
          <text:p text:style-name="P225">Programmatic access: <text:s/></text:p>
        </text:list-item>
        <text:list-item>
          <text:p text:style-name="P225">AWS management Console access: <text:span text:style-name="T86">The aws website in which you can manage all the services.</text:span></text:p>
        </text:list-item>
        <text:list-item>
          <text:p text:style-name="P225">SDK: </text:p>
        </text:list-item>
      </text:list>
      <text:p text:style-name="P41"/>
      <text:p text:style-name="P94">– Set permissions:</text:p>
      <text:list xml:id="list3218877370" text:style-name="L10">
        <text:list-item>
          <text:p text:style-name="P226">Add user to group</text:p>
        </text:list-item>
        <text:list-item>
          <text:p text:style-name="P226">Copy permissions from existing user</text:p>
        </text:list-item>
        <text:list-item>
          <text:p text:style-name="P226">Attach existing policies directly</text:p>
        </text:list-item>
      </text:list>
      <text:p text:style-name="P41"/>
      <text:p text:style-name="P95">– Add user to a group → Create new group: You will see a lot of policies. If amazon manages it you will see an amazon logo (a box) there. <text:span text:style-name="T87">You can filter policies to find the correct ones quicker. </text:span></text:p>
      <text:p text:style-name="P41"/>
      <text:p text:style-name="P96">If you click on the arrow of a random policy your will see the policy summary and the JSON with the rules.</text:p>
      <text:p text:style-name="P41"/>
      <text:p text:style-name="P97">Group name, create a name for your group and add the policies to it.</text:p>
      <text:p text:style-name="P41"/>
      <text:p text:style-name="P41">– <text:span text:style-name="T88">Add Tags, optional.</text:span></text:p>
      <text:p text:style-name="P41"/>
      <text:p text:style-name="P98">And create it.</text:p>
      <text:p text:style-name="P98"/>
      <text:p text:style-name="P99"><text:span text:style-name="T78">IMPORTANT:</text:span><text:span text:style-name="T76"> </text:span><text:s/>Once is created you will be prompted with a <text:span text:style-name="T89">screen with:</text:span></text:p>
      <text:list xml:id="list3867814699" text:style-name="L11">
        <text:list-item>
          <text:p text:style-name="P227">The username</text:p>
        </text:list-item>
        <text:list-item>
          <text:p text:style-name="P227">Access key ID and Secred access key → used for programmatic access.</text:p>
        </text:list-item>
        <text:list-item>
          <text:p text:style-name="P228">Password → to access the AWS management console.</text:p>
          <text:p text:style-name="P229"/>
        </text:list-item>
      </text:list>
      <text:p text:style-name="P102">Copy all the credentials and passwords because this screen won’t appear again and you won’t be able to recover that password.</text:p>
      <text:p text:style-name="P100"/>
      <text:p text:style-name="P101">You can send the new user a link with the access to the login screen, but the pass won’t be in that email.</text:p>
      <text:p text:style-name="P101">You have to provide the pass to the user separately <text:span text:style-name="T90">(you can specify to change the pass in the first login)</text:span></text:p>
      <text:p text:style-name="P101"/>
      <text:p text:style-name="P101">You can download it as .csv too.</text:p>
      <text:p text:style-name="P41"><text:soft-page-break/></text:p>
      <text:p text:style-name="P103"><text:span text:style-name="T6">Remember: <text:s/></text:span>AWS is not storing any password, secret access key, ssh key etc. You have to save it in a safe place when you are creating it.</text:p>
      <text:p text:style-name="P41"/>
      <text:p text:style-name="P10"/>
      <text:p text:style-name="P10"/>
      <text:p text:style-name="P10"/>
      <text:p text:style-name="P10"/>
      <text:p text:style-name="P10"/>
      <text:p text:style-name="P10"/>
      <text:p text:style-name="P10"/>
      <text:p text:style-name="P10">Apply an IAM password policy:</text:p>
      <text:p text:style-name="P104"/>
      <text:p text:style-name="P105">Set this up:</text:p>
      <text:p text:style-name="P41"/>
      <text:p text:style-name="P180">Minimum password length is 12 characters</text:p>
      <text:list xml:id="list2213131145" text:style-name="L12">
        <text:list-item>
          <text:p text:style-name="P305">Require at least one uppercase letter from Latin alphabet (A-Z)</text:p>
        </text:list-item>
        <text:list-item>
          <text:p text:style-name="P305">Require at least one lowercase letter from Latin alphabet (a-z)</text:p>
        </text:list-item>
        <text:list-item>
          <text:p text:style-name="P305">Require at least one number</text:p>
        </text:list-item>
        <text:list-item>
          <text:p text:style-name="P305">Require at least one non-alphanumeric character ()</text:p>
        </text:list-item>
        <text:list-item>
          <text:p text:style-name="P305">Password expires in 180 day(s)</text:p>
        </text:list-item>
        <text:list-item>
          <text:p text:style-name="P305">Allow users to change their own password</text:p>
        </text:list-item>
        <text:list-item>
          <text:p text:style-name="P304">Remember last 3 password(s) and prevent reuse</text:p>
        </text:list-item>
      </text:list>
      <text:p text:style-name="P11">Exam tips:</text:p>
      <text:p text:style-name="P11">What is AIM: <text:span text:style-name="T25">Identity Access Management.</text:span></text:p>
      <text:p text:style-name="P11">Global:<text:span text:style-name="T25"> you don’t specify a region for your user or group, is applied globally.</text:span></text:p>
      <text:p text:style-name="P41"/>
      <text:p text:style-name="P106">Type of access:</text:p>
      <text:list xml:id="list1182543944" text:style-name="L13">
        <text:list-item>
          <text:p text:style-name="P230">Via the AWS console management (web)</text:p>
        </text:list-item>
        <text:list-item>
          <text:p text:style-name="P230">Programmaticaly (using the command line)</text:p>
        </text:list-item>
        <text:list-item>
          <text:p text:style-name="P230">Using the SDK, software developers kit.</text:p>
        </text:list-item>
      </text:list>
      <text:p text:style-name="P106"/>
      <text:p text:style-name="P107"><text:span text:style-name="T6">Root account</text:span>: <text:s/>Is the email address used to set up the aws account. <text:span text:style-name="T91">Always have full admin access. </text:span></text:p>
      <text:p text:style-name="P108">Secure the root account and the rest with MFA.</text:p>
      <text:p text:style-name="P122">Create accounts with the proper permissions. </text:p>
      <text:p text:style-name="P106"/>
      <text:p text:style-name="P109"><text:span text:style-name="T6">Group: </text:span>Place to store the users. The users will have the permissions that the group has. Like developers, sys admin, hr, finance groups, etc.</text:p>
      <text:p text:style-name="P106"/>
      <text:p text:style-name="P109"><text:span text:style-name="T6">Policies:</text:span> <text:s/>To set permissions in a group you need to apply a policy to that group. Policies are made with <text:s/>JSON, Java Script Object Notification. Referred as Key-Value pair.</text:p>
      <text:p text:style-name="P106"/>
      <text:p text:style-name="P106"/>
      <text:p text:style-name="P178"/>
      <text:p text:style-name="P41"/>
      <text:p text:style-name="P41"><text:soft-page-break/></text:p>
      <text:p text:style-name="P48">* Amazon S3 / <text:span text:style-name="T92">Simple Storage Services</text:span></text:p>
      <text:p text:style-name="P110"/>
      <text:p text:style-name="P110">Fully managed storage service. <text:span text:style-name="T23">Store unlimited number of objects.</text:span></text:p>
      <text:p text:style-name="P51"/>
      <text:p text:style-name="P111">The objects stored in an Availability Zone is replicated automatically to the other AZ in the same Region.</text:p>
      <text:p text:style-name="P51"/>
      <text:p text:style-name="P112">You can access via management console, cli and sdk.</text:p>
      <text:p text:style-name="P112"/>
      <text:list xml:id="list2462893880" text:style-name="L14">
        <text:list-item>
          <text:p text:style-name="P231">Storing application assets</text:p>
        </text:list-item>
        <text:list-item>
          <text:p text:style-name="P231">Static web hosting</text:p>
        </text:list-item>
        <text:list-item>
          <text:p text:style-name="P231">Backup &amp; disaster recovery</text:p>
        </text:list-item>
        <text:list-item>
          <text:p text:style-name="P231">Staging area for big data</text:p>
        </text:list-item>
        <text:list-item>
          <text:p text:style-name="P231">etc.</text:p>
        </text:list-item>
      </text:list>
      <text:p text:style-name="P41"/>
      <text:p text:style-name="P113">It’s an <text:span text:style-name="T14">object based storage</text:span>. <text:span text:style-name="T93">Place to store our files. </text:span>Opposite than <text:span text:style-name="T14">block based storage</text:span> is where you install an OS,<text:span text:style-name="T93"> db, etc</text:span>.</text:p>
      <text:p text:style-name="P113"/>
      <text:p text:style-name="P114">Data placed in multiple devices and multiple facilities.</text:p>
      <text:p text:style-name="P113"/>
      <text:p text:style-name="P12">Basics:</text:p>
      <text:list xml:id="list1639966446" text:style-name="L15">
        <text:list-item>
          <text:p text:style-name="P232">Object-based, allows to upload files.</text:p>
        </text:list-item>
        <text:list-item>
          <text:p text:style-name="P233">Files can be from 0 Bytes to 5 TB</text:p>
        </text:list-item>
        <text:list-item>
          <text:p text:style-name="P233">Unlimited storage</text:p>
        </text:list-item>
        <text:list-item>
          <text:p text:style-name="P233">Files stored in Bucke<text:span text:style-name="T94">t</text:span>s.</text:p>
        </text:list-item>
        <text:list-item>
          <text:p text:style-name="P234">Buckets shares an universal namespace. Names must be unique globally.</text:p>
        </text:list-item>
      </text:list>
      <text:list xml:id="list4273314542" text:style-name="L16">
        <text:list-item>
          <text:p text:style-name="P235"><text:a xlink:type="simple" xlink:href="https://s3-eu-west-1.amazonaws.com/bucket_name" text:style-name="Internet_20_link" text:visited-style-name="Visited_20_Internet_20_Link">https://s3-eu-west-1.amazonaws.com/bucket_name</text:a> <text:span text:style-name="T95">s3 → service <text:s/>→ eu-west-1 → Region → bucket_name → exactly that.</text:span></text:p>
        </text:list-item>
        <text:list-item>
          <text:p text:style-name="P236">When you upload a file to S3 you will receive a http 200 code if successful.</text:p>
        </text:list-item>
      </text:list>
      <text:p text:style-name="P115"/>
      <text:p text:style-name="P113"/>
      <text:p text:style-name="P116"><text:span text:style-name="T6">S3 Object based: </text:span>Think of objects just as files. <text:span text:style-name="T97">Is a key-value store. Objects consist in:</text:span></text:p>
      <text:list xml:id="list1449539488" text:style-name="L17">
        <text:list-item>
          <text:p text:style-name="P237"><text:span text:style-name="T6">Key: </text:span>Object name, like my_background_image.jgp</text:p>
        </text:list-item>
        <text:list-item>
          <text:p text:style-name="P237"><text:span text:style-name="T6">Value:</text:span> <text:s/><text:span text:style-name="T96">Is the data, the image for example. Made up of a sequence of bytes.</text:span></text:p>
        </text:list-item>
        <text:list-item>
          <text:p text:style-name="P238"><text:span text:style-name="T6">Version ID:</text:span> Important for versioning.</text:p>
        </text:list-item>
        <text:list-item>
          <text:p text:style-name="P238"><text:span text:style-name="T6">Metadata: </text:span>Data about data you are storing.</text:p>
        </text:list-item>
        <text:list-item>
          <text:p text:style-name="P202">Subresouces:</text:p>
          <text:list>
            <text:list-item>
              <text:p text:style-name="P239">Access Control Lists</text:p>
            </text:list-item>
            <text:list-item>
              <text:p text:style-name="P239">Torrent</text:p>
              <text:p text:style-name="P239"/>
            </text:list-item>
          </text:list>
        </text:list-item>
      </text:list>
      <text:p text:style-name="P113"/>
      <text:p text:style-name="P13">How data consistency works for s3:</text:p>
      <text:list xml:id="list822392857" text:style-name="L18">
        <text:list-item>
          <text:p text:style-name="P240">Read after Write consistency for PUTS of new Objects: <text:span text:style-name="T98">If I write a new file and read it immediately afterwards, you will be able to view that data.</text:span></text:p>
          <text:p text:style-name="P240"/>
        </text:list-item>
        <text:list-item>
          <text:p text:style-name="P240"><text:soft-page-break/>Eventual Consistency for overwrite PUTS and DELETES (can take some time to propagate): <text:span text:style-name="T98">If you update AN EXISTING file or delete a file and read it immediately, you may get the older version or you may not. Basically changes to objects can take a little bit of time to propagate</text:span></text:p>
        </text:list-item>
      </text:list>
      <text:p text:style-name="P117"/>
      <text:p text:style-name="P113"/>
      <text:p text:style-name="P14">S3 guarantees from Amazon:</text:p>
      <text:list xml:id="list3059626636" text:style-name="L19">
        <text:list-item>
          <text:p text:style-name="P241">Built for 99.99% availability for the s3 platform.</text:p>
        </text:list-item>
        <text:list-item>
          <text:p text:style-name="P241">Amazon guarantee 99.9% availability</text:p>
        </text:list-item>
        <text:list-item>
          <text:p text:style-name="P241">Amazon guarantees 99.99999999999% (11 x 9s) <text:span text:style-name="T103">durability.</text:span></text:p>
          <text:p text:style-name="P241"/>
        </text:list-item>
      </text:list>
      <text:p text:style-name="P16">S3 Features:</text:p>
      <text:list xml:id="list666195881" text:style-name="L20">
        <text:list-item>
          <text:p text:style-name="P242">Tiered Storage Available</text:p>
        </text:list-item>
        <text:list-item>
          <text:p text:style-name="P242">Lifecycle Management</text:p>
        </text:list-item>
        <text:list-item>
          <text:p text:style-name="P243">Versioning</text:p>
        </text:list-item>
        <text:list-item>
          <text:p text:style-name="P243">Encryption</text:p>
        </text:list-item>
        <text:list-item>
          <text:p text:style-name="P243">Secure your data using Access Control Lists <text:span text:style-name="T99">(work on individual file or object level)</text:span> and Buckets policies <text:span text:style-name="T99">(bucket level)</text:span></text:p>
        </text:list-item>
      </text:list>
      <text:p text:style-name="P118"/>
      <text:p text:style-name="P119"><text:span text:style-name="T6">Storage Classes</text:span>:</text:p>
      <text:list xml:id="list262676736" text:style-name="L21">
        <text:list-item>
          <text:p text:style-name="P244"><text:span text:style-name="T6">S3 Standard: </text:span>99.99 availability. 99.9(x11) durability. Stored redundantly across multiple devices in multiple facilities. Designed to sustain the loss of 2 facilities concurrently.</text:p>
          <text:p text:style-name="P244"/>
        </text:list-item>
        <text:list-item>
          <text:p text:style-name="P245"><text:span text:style-name="T6">S3 – IA: </text:span><text:s/>Infrequently Accessed: For data that is accessed less frequently but requires rapid access when needed. Lower fee than S3 but you are charged a retrieval fee.</text:p>
          <text:p text:style-name="P203"/>
        </text:list-item>
        <text:list-item>
          <text:p text:style-name="P246"><text:span text:style-name="T6">S3 One Zone – IA:</text:span> <text:span text:style-name="T100">Infrequent access in one zone only. For lower cost.</text:span></text:p>
          <text:p text:style-name="P246"/>
        </text:list-item>
        <text:list-item>
          <text:p text:style-name="P247"><text:span text:style-name="T6">S3 – Intelligent Tiering:</text:span> Designed to optimize costs by moving data automatically to the most cost effective access tier, without performance impact or operational overhead. <text:span text:style-name="T101">Newest service. Utilizes machine learning. Can move your data from the other storage classes.</text:span></text:p>
          <text:p text:style-name="P248"/>
        </text:list-item>
        <text:list-item>
          <text:p text:style-name="P249"><text:span text:style-name="T6">S3 Glaciar: </text:span>Secure, durable and low cost storage class for data archiving. Retrieval times configurable from minutes to hours.</text:p>
          <text:p text:style-name="P249"/>
        </text:list-item>
        <text:list-item>
          <text:p text:style-name="P249"><text:span text:style-name="T6">S3 Glacier Deep Archive:</text:span> <text:span text:style-name="T102">Lowest cost. Retrieval time of 12 hours or more.</text:span></text:p>
        </text:list-item>
      </text:list>
      <text:p text:style-name="P120"/>
      <text:p text:style-name="P120"/>
      <text:p text:style-name="P15">Charges:</text:p>
      <text:list xml:id="list462045045" text:style-name="L22">
        <text:list-item>
          <text:p text:style-name="P250">Storage</text:p>
        </text:list-item>
        <text:list-item>
          <text:p text:style-name="P250">Requests </text:p>
        </text:list-item>
        <text:list-item>
          <text:p text:style-name="P250">Storage Management Pricing</text:p>
        </text:list-item>
        <text:list-item>
          <text:p text:style-name="P250">Data Transfer Pricing</text:p>
        </text:list-item>
        <text:list-item>
          <text:p text:style-name="P250">Transfer Acceleration</text:p>
        </text:list-item>
        <text:list-item>
          <text:p text:style-name="P250">Cross Region Replication Pricing</text:p>
        </text:list-item>
      </text:list>
      <text:p text:style-name="P113"/>
      <text:p text:style-name="P41"/>
      <text:p text:style-name="P121"><text:soft-page-break/><text:span text:style-name="T6">S3 </text:span><text:span text:style-name="T9">T</text:span><text:span text:style-name="T6">ransfer </text:span><text:span text:style-name="T9">A</text:span><text:span text:style-name="T6">cceleration:</text:span> <text:s/><text:span text:style-name="T104">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41"/>
      <text:p text:style-name="P17"><text:span text:style-name="T16">Example:</text:span><text:span text:style-name="T25">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41"/>
      <text:p text:style-name="P18"><text:span text:style-name="T105">Cross Region Replication:</text:span> <text:span text:style-name="T38">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123"><text:span text:style-name="T21">Creating a bucket:</text:span><text:span text:style-name="T22"> <text:s/></text:span><text:span text:style-name="T106">S3 doesn’t require to select a region, like IAM, Route 53.</text:span></text:p>
      <text:p text:style-name="P41"/>
      <text:p text:style-name="P124">Click on + Create bucket → add a name (lower case, no spaces, no special characters, between 3 and 63 characters long) →<text:span text:style-name="T107"> Choose the region and next.</text:span></text:p>
      <text:p text:style-name="P124"/>
      <text:p text:style-name="P125"><text:span text:style-name="T108">2- C</text:span>onfigure options is for the certified solutions architect associate, you can click on next straight away.</text:p>
      <text:p text:style-name="P41"/>
      <text:p text:style-name="P126">3- Set Permissions: <text:span text:style-name="T109">By default is blocked to all public access by security reasons. In this example we will make it available to all internet.</text:span></text:p>
      <text:p text:style-name="P41"/>
      <text:p text:style-name="P127">4- Review: Check that all is ok and Create bucket.</text:p>
      <text:p text:style-name="P41"/>
      <text:p text:style-name="P128">Once created you can click on Edit public access settings to block the access to the bucket if you want.</text:p>
      <text:p text:style-name="P41"/>
      <text:p text:style-name="P129">Upload an image. <text:span text:style-name="T110">When you click on the link of the image is giving you an </text:span><text:span text:style-name="T17">access denied error</text:span><text:span text:style-name="T110">.</text:span></text:p>
      <text:p text:style-name="P130">This is because by default anything you put in s3 is not public. You have to make it public.</text:p>
      <text:p text:style-name="P130"/>
      <text:p text:style-name="P20">How to make it public: <text:span text:style-name="T39">Select the file → Actions → Make public</text:span></text:p>
      <text:p text:style-name="P131">Now you can view it with the link used before.</text:p>
      <text:p text:style-name="P131"/>
      <text:p text:style-name="P132">Another way to make it public: <text:s/>Go to your file and tick the box, will appear a window on the right → click on permissions → Select Everyone in public →<text:span text:style-name="T111"> tick Read object → Save</text:span></text:p>
      <text:p text:style-name="P133">Now the file is public.</text:p>
      <text:p text:style-name="P132"/>
      <text:p text:style-name="P21">Properties: <text:span text:style-name="T40">Mostly necessary for the associated architec</text:span><text:span text:style-name="T44">t</text:span><text:span text:style-name="T40"> certification.</text:span></text:p>
      <text:list xml:id="list2325133993" text:style-name="L23">
        <text:list-item>
          <text:p text:style-name="P204"><text:span text:style-name="T113">T</text:span>ransfer acceleration:<text:span text:style-name="T25"> You can enable it there, or you can compare the speeds in different regions.</text:span></text:p>
        </text:list-item>
      </text:list>
      <text:p text:style-name="P41"/>
      <text:p text:style-name="P134"><text:soft-page-break/><text:span text:style-name="T6">Permissions</text:span>: Manage the public access of the bucket.</text:p>
      <text:p text:style-name="P134"/>
      <text:p text:style-name="P134"><text:span text:style-name="T6">Management</text:span>: </text:p>
      <text:list xml:id="list3112780841" text:style-name="L24">
        <text:list-item>
          <text:p text:style-name="P251"><text:span text:style-name="T6">Lifecycle</text:span>: Where you can say, <text:span text:style-name="T112">for example, when the file is older than 90 days you can archive it in glaciar.</text:span></text:p>
        </text:list-item>
        <text:list-item>
          <text:p text:style-name="P252"><text:span text:style-name="T6">Replication</text:span>: You can set up cross-region or same-region replication.</text:p>
          <text:p text:style-name="P253"/>
        </text:list-item>
      </text:list>
      <text:p text:style-name="P135"/>
      <text:p text:style-name="P22">Change permissions and properties to a file: <text:span text:style-name="T25">Click on the file:</text:span></text:p>
      <text:list xml:id="list1747552104" text:style-name="L25">
        <text:list-item>
          <text:p text:style-name="P205">Properties: <text:s/></text:p>
          <text:list>
            <text:list-item>
              <text:p text:style-name="P254"><text:span text:style-name="T10">Storage class:</text:span><text:span text:style-name="T42"> S</text:span><text:span text:style-name="T41">tandard, Glacier, Standard IA, etc. </text:span><text:span text:style-name="T43">You can change the class straight away and will be applied instantly.</text:span></text:p>
            </text:list-item>
            <text:list-item>
              <text:p text:style-name="P255"><text:span text:style-name="T11">E</text:span><text:span text:style-name="T6">ncryption:</text:span><text:span text:style-name="T25"> that’s it.</text:span></text:p>
            </text:list-item>
          </text:list>
        </text:list-item>
      </text:list>
      <text:p text:style-name="P41"/>
      <text:p text:style-name="P41"/>
      <text:p text:style-name="P41"/>
      <text:p text:style-name="P41"/>
      <text:p text:style-name="P41"/>
      <text:p text:style-name="P41"/>
      <text:p text:style-name="P23">Exam tips:</text:p>
      <text:p text:style-name="P41"/>
      <text:p text:style-name="P136">Restricting bucket access:</text:p>
      <text:list xml:id="list838970810" text:style-name="L26">
        <text:list-item>
          <text:p text:style-name="P256">Bucket policies: Applies across the whole bucket</text:p>
        </text:list-item>
        <text:list-item>
          <text:p text:style-name="P256">Object Policies: Applies to individual files</text:p>
        </text:list-item>
        <text:list-item>
          <text:p text:style-name="P256">IAM Policies to users and groups : Applies to users and groups.</text:p>
        </text:list-item>
      </text:list>
      <text:p text:style-name="P136"/>
      <text:p text:style-name="P32"/>
      <text:p text:style-name="P137"><text:span text:style-name="T6">Types of access</text:span>: for a bucket.</text:p>
      <text:list xml:id="list2165347453" text:style-name="L27">
        <text:list-item>
          <text:p text:style-name="P257"><text:span text:style-name="T6">Bucket and objects not public: </text:span><text:span text:style-name="T45">The default one when you create a bucket.</text:span></text:p>
          <text:p text:style-name="P206"/>
        </text:list-item>
        <text:list-item>
          <text:p text:style-name="P258"><text:span text:style-name="T6">Objects can be public: </text:span><text:span text:style-name="T46">When </text:span><text:span text:style-name="T47">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207"/>
        </text:list-item>
        <text:list-item>
          <text:p text:style-name="P259"><text:span text:style-name="T6">Public</text:span>: <text:s/>You can see it highligted in yellow. Means that everything inside is public by default.</text:p>
        </text:list-item>
      </text:list>
      <text:p text:style-name="P138"/>
      <text:p text:style-name="P43"/>
      <text:p text:style-name="P24"><text:span text:style-name="T14">To make all the objects in a bucket public:</text:span><text:span text:style-name="T25"> </text:span><text:span text:style-name="T48">To host a </text:span><text:span text:style-name="T49">static </text:span><text:span text:style-name="T48">website</text:span></text:p>
      <text:p text:style-name="P139"/>
      <text:p text:style-name="P140"><text:span text:style-name="T12">To create the website:</text:span><text:span text:style-name="T115"> </text:span>Go to Properties <text:span text:style-name="T114">of the bucket → Static website hosting → fill the index and error fields, previously you will need to upload the files → save. </text:span></text:p>
      <text:p text:style-name="P41"/>
      <text:p text:style-name="P159">This is now hosting a website. If you access again to static web hosting you can follow the link and will see it working, is loading the index.html.</text:p>
      <text:p text:style-name="P41"/>
      <text:p text:style-name="P141">Now make public error.html and test it by adding random letters to the end of the url to trigger the error <text:s/>page (because the random url you typed does not exist)</text:p>
      <text:p text:style-name="P41"><text:soft-page-break/></text:p>
      <text:p text:style-name="P25">To grant public permissions to all files:<text:span text:style-name="T25"> </text:span><text:span text:style-name="T50">I want to add more files to the website but I don’t want to grant public access one by one </text:span><text:span text:style-name="T51">because will take time. </text:span></text:p>
      <text:p text:style-name="P74"/>
      <text:p text:style-name="P145"><text:span text:style-name="T51">G</text:span><text:span text:style-name="T25">o to Permissions of the bucket → Bucket Policy → paste the below code, adding the </text:span><text:span text:style-name="T52">bucket name</text:span><text:span text:style-name="T25"> to the bold part:</text:span></text:p>
      <text:p text:style-name="P142">{</text:p>
      <text:p text:style-name="P142"><text:tab/>"Version": "2012-10-17",</text:p>
      <text:p text:style-name="P142"><text:tab/>"Statement": [</text:p>
      <text:p text:style-name="P142"><text:tab/><text:tab/>{</text:p>
      <text:p text:style-name="P142"><text:tab/><text:tab/><text:tab/>"Sid": "PublicReadGetObject",</text:p>
      <text:p text:style-name="P142"><text:tab/><text:tab/><text:tab/>"Effect": "Allow",</text:p>
      <text:p text:style-name="P142"><text:tab/><text:tab/><text:tab/>"Principal": "*",</text:p>
      <text:p text:style-name="P142"><text:tab/><text:tab/><text:tab/>"Action": [</text:p>
      <text:p text:style-name="P142"><text:tab/><text:tab/><text:tab/><text:tab/>"s3:GetObject"</text:p>
      <text:p text:style-name="P142"><text:tab/><text:tab/><text:tab/>],</text:p>
      <text:p text:style-name="P142"><text:tab/><text:tab/><text:tab/>"Resource": [</text:p>
      <text:p text:style-name="P142"><text:tab/><text:tab/><text:tab/><text:tab/>"arn:aws:s3:::<text:span text:style-name="T6">BUCKET_NAME/</text:span>*"</text:p>
      <text:p text:style-name="P142"><text:tab/><text:tab/><text:tab/>]</text:p>
      <text:p text:style-name="P142"><text:tab/><text:tab/>}</text:p>
      <text:p text:style-name="P142"><text:tab/>]</text:p>
      <text:p text:style-name="P142">}</text:p>
      <text:p text:style-name="P41"/>
      <text:p text:style-name="P143">And save. You will see that the bucket policy button changes to Public hightlited in yellow.</text:p>
      <text:p text:style-name="P144">You won’t need to grant permissions <text:span text:style-name="T116">any</text:span>more <text:span text:style-name="T117">in that bucket for new files.</text:span></text:p>
      <text:p text:style-name="P41"/>
      <text:p text:style-name="P26">Tips for the exam: </text:p>
      <text:p text:style-name="P146">– You can use public policies to make the entire s3 buckets public but you need to <text:span text:style-name="T118">Edit public access settings</text:span> <text:s/>of the bucket uncheckin<text:span text:style-name="T121">g</text:span> the block all public access. </text:p>
      <text:p text:style-name="P41"/>
      <text:p text:style-name="P41">– <text:span text:style-name="T119">You can use S3 to store static websites. Websites that requires db connections can not be hosted on S3. Static websites can be hosted on S3. Dynamic websites can NOT be hosted on S3.</text:span></text:p>
      <text:p text:style-name="P41"/>
      <text:p text:style-name="P41">– <text:span text:style-name="T120">S3 scales on demand. Many enterprises will put static websites on s3 when they think there is going to be a large number of requests, like for a movie preview.</text:span></text:p>
      <text:p text:style-name="P147"/>
      <text:p text:style-name="P177"/>
      <text:p text:style-name="P41"/>
      <text:p text:style-name="P149"><text:span text:style-name="T19">CloudFront / </text:span><text:span text:style-name="T20">CDN</text:span><text:span text:style-name="T19">: </text:span><text:span text:style-name="T122">Content delivery network of Amazon.</text:span></text:p>
      <text:p text:style-name="P149"/>
      <text:p text:style-name="P29">Quick explanation on how it works:</text:p>
      <text:p text:style-name="P75">You have a server in London and someone from Australia wants to connect it to see a video.</text:p>
      <text:p text:style-name="P75">Due to the huge distance between the server and the end user there will take a lot of time to see the video.</text:p>
      <text:p text:style-name="P75"/>
      <text:p text:style-name="P75">If CloudFront is turned on the users will first query to the closest edge location.</text:p>
      <text:p text:style-name="P76">If is the first time that the file is requested the edge location will requested it to the Origin, so will take a while until the file is cached in the edge location. </text:p>
      <text:p text:style-name="P30"><text:span text:style-name="T25">Then the file will be in the edge location </text:span><text:span text:style-name="T56">for the next user requesting it, having to wait much less.</text:span></text:p>
      <text:p text:style-name="P31"><text:span text:style-name="T56">T</text:span><text:span text:style-name="T25">he file will be cached </text:span><text:span text:style-name="T57">in the edge location </text:span><text:span text:style-name="T25">the TTL specified in the Web Distribution configuration.</text:span></text:p>
      <text:p text:style-name="P27"/>
      <text:p text:style-name="P27"><text:soft-page-break/>Exam tips:</text:p>
      <text:list xml:id="list1083964070" text:style-name="L28">
        <text:list-item>
          <text:p text:style-name="P208">Edge location:<text:span text:style-name="T25"> </text:span><text:span text:style-name="T53">Location where the content will be cached. This is separated from an AWS region or AZ.</text:span></text:p>
          <text:p text:style-name="P213"/>
        </text:list-item>
        <text:list-item>
          <text:p text:style-name="P209">Origin:<text:span text:style-name="T25"> <text:s/>Origin of all the files that the CDN will distribute. This can be either an S3 bucket, an EC2 ins tance, an Elastic Load Balancer or Route53.</text:span></text:p>
          <text:p text:style-name="P214"/>
        </text:list-item>
        <text:list-item>
          <text:p text:style-name="P260"><text:span text:style-name="T6">Distribution:</text:span><text:span text:style-name="T25"> </text:span><text:span text:style-name="T54">This is the name given </text:span><text:span text:style-name="T57">to the</text:span><text:span text:style-name="T54"> CDN which consists of a collection of Edge Locations. </text:span><text:span text:style-name="T58">Is something like this </text:span><text:span text:style-name="T59">sdfsd98s897f.cloudfront.net.</text:span></text:p>
          <text:p text:style-name="P215"/>
        </text:list-item>
        <text:list-item>
          <text:p text:style-name="P261"><text:span text:style-name="T13">W</text:span><text:span text:style-name="T6">eb Distribution: </text:span><text:span text:style-name="T25">Typically used for Websites. Static, dynamic, live streaming, add/update/delete objects and submit data from web forms. HTTP HTTPS media files distribution.</text:span></text:p>
          <text:p text:style-name="P216"/>
        </text:list-item>
        <text:list-item>
          <text:p text:style-name="P261"><text:span text:style-name="T6">RTMP</text:span><text:span text:style-name="T25">: </text:span><text:span text:style-name="T55">For media streaming. Discontinued at end of 2020</text:span></text:p>
          <text:p text:style-name="P217"/>
        </text:list-item>
        <text:list-item>
          <text:p text:style-name="P262"><text:span text:style-name="T55">E</text:span><text:span text:style-name="T25">dge locations are not READ only, you can write to them too. ie put an object on to them. </text:span><text:span text:style-name="T60">You can use S3 transfer acceleration, </text:span><text:span text:style-name="T61">using edge locations to write files into s3.</text:span></text:p>
          <text:p text:style-name="P218"/>
        </text:list-item>
        <text:list-item>
          <text:p text:style-name="P219">Objects are cached for the life of the TTL.</text:p>
          <text:p text:style-name="P219"/>
        </text:list-item>
        <text:list-item>
          <text:p text:style-name="P220">You can clear your cache objects but you will be charged.</text:p>
        </text:list-item>
      </text:list>
      <text:p text:style-name="P148"/>
      <text:p text:style-name="P148"/>
      <text:p text:style-name="P28">Create Distribution:</text:p>
      <text:p text:style-name="P151">Web (RTMP will be discontinued) → Origin Domain Name (will let you to select your S3 bucket or lb, you have to have it.)</text:p>
      <text:p text:style-name="P150"/>
      <text:p text:style-name="P152">Origin Path: We can have folders, but we will use the entire origin domain name.</text:p>
      <text:p text:style-name="P148"/>
      <text:p text:style-name="P153">TTL,expressed in seconds, for how long the objects are going to be cached out in the edge locations.</text:p>
      <text:p text:style-name="P153"/>
      <text:p text:style-name="P154">We will leave all as default.</text:p>
      <text:p text:style-name="P154"/>
      <text:p text:style-name="P154">Click on Create Distribution. This will take a lot of time, half an hour or 1 hour.</text:p>
      <text:p text:style-name="P148"/>
      <text:p text:style-name="P155">When is done will say Status: deployed</text:p>
      <text:p text:style-name="P156">You will see the domain name, something like random characters ended in cloudfront.net. </text:p>
      <text:p text:style-name="P156"/>
      <text:p text:style-name="P156">Go to the Origin (the S3 bucket in this example) get inside the bucket and copy the name of an image or something there. Add this name at the end of the domain just created in the cdn in order to see if you can see the file in your browser.</text:p>
      <text:p text:style-name="P155"/>
      <text:p text:style-name="P157">sdfsd98s897f.cloudfront.net/my_image_in_s3.jpg</text:p>
      <text:p text:style-name="P148"/>
      <text:p text:style-name="P158"><text:span text:style-name="T6">Remove Distribution:</text:span> <text:s/>Select the distribution you want, disable it, will take a few minutes.</text:p>
      <text:p text:style-name="P158">Once the status is disabled, you can delete it.</text:p>
      <text:p text:style-name="P179"><text:soft-page-break/></text:p>
      <text:p text:style-name="P148"/>
      <text:p text:style-name="P53">EC2 101:</text:p>
      <text:p text:style-name="P160"/>
      <text:p text:style-name="P161">Amazon Elastic Compute Cloud. Virtual server/s in the cloud</text:p>
      <text:p text:style-name="P161"/>
      <text:p text:style-name="P162">EC2 reduces the time to obtain and boot new servers instances in minutes, allowing you to quickly scale capacity, both up and down, as your computing requirements change.</text:p>
      <text:p text:style-name="P160"/>
      <text:p text:style-name="P33">Pricing Models:</text:p>
      <text:list xml:id="list1393374469" text:style-name="L29">
        <text:list-item>
          <text:p text:style-name="P263"><text:span text:style-name="T6">On Demand: <text:s/></text:span>Allow you to pay a fixed rate by hour, or by seconds, with no com<text:span text:style-name="T124">m</text:span>itment. </text:p>
          <text:list>
            <text:list-item>
              <text:p text:style-name="P264">Useful for users that want the low cost and flexibility of ec2 without any up front payment or long term commitment.</text:p>
            </text:list-item>
            <text:list-item>
              <text:p text:style-name="P265">Applications with short term, spiky, or unpredictable workloads that cannot be interrupted.</text:p>
            </text:list-item>
            <text:list-item>
              <text:p text:style-name="P265">Apps being developed or tested on ec2 for the first time.</text:p>
            </text:list-item>
          </text:list>
          <text:p text:style-name="P266"/>
        </text:list-item>
        <text:list-item>
          <text:p text:style-name="P267"><text:span text:style-name="T6">Reserved:</text:span> <text:s/>Provides you a capacity reservation, and offer a significant discount on the hourly charge for an instance. Contract terms are 1 year or 3 years. </text:p>
          <text:list>
            <text:list-item>
              <text:p text:style-name="P268">Apps with steady state or predictable usage</text:p>
            </text:list-item>
            <text:list-item>
              <text:p text:style-name="P268">Apps that require reserved capacity.</text:p>
            </text:list-item>
            <text:list-item>
              <text:p text:style-name="P268">Users able to make upfront payments to reduce their total computing costs even further. The more you pay the more discount you get.</text:p>
              <text:list>
                <text:list-item>
                  <text:p text:style-name="P269">Reserved Pricing Types:</text:p>
                  <text:list>
                    <text:list-item>
                      <text:p text:style-name="P268">Standard Reserved instances: Up to 72% off on demand instances. <text:span text:style-name="T131">You can not change between instance family, for example if you have a high performance memory you can not change over to a high performance compute.</text:span></text:p>
                      <text:p text:style-name="P268"/>
                    </text:list-item>
                    <text:list-item>
                      <text:p text:style-name="P270">Convertible Reserved Instances: <text:s/><text:span text:style-name="T132">Up to 54% discount on demand capability. You can change between instances of different families.</text:span></text:p>
                      <text:p text:style-name="P271"/>
                    </text:list-item>
                    <text:list-item>
                      <text:p text:style-name="P271">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175"/>
      <text:p text:style-name="P175"/>
      <text:list xml:id="list192106135433697" text:continue-numbering="true" text:style-name="L29">
        <text:list-item>
          <text:p text:style-name="P272"><text:span text:style-name="T6">Spot: </text:span>Works like the stock market. <text:span text:style-name="T127">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273">Apps that have a flexible start and end times.</text:p>
            </text:list-item>
            <text:list-item>
              <text:p text:style-name="P273">Apps that are only feasible at very low compute prices. <text:span text:style-name="T133">For instance, genomic or engineering companies which do a lot of computing and they are taking the nights to do it because is cheaper.</text:span></text:p>
            </text:list-item>
            <text:list-item>
              <text:p text:style-name="P274">Users with urgent computing needs for large amounts of additional capacity.</text:p>
              <text:p text:style-name="P273"/>
            </text:list-item>
          </text:list>
          <text:p text:style-name="P275"/>
        </text:list-item>
        <text:list-item>
          <text:p text:style-name="P276"><text:soft-page-break/><text:span text:style-name="T6">Dedicated Hosts: </text:span><text:s/>Physical <text:span text:style-name="T129">EC2 </text:span>dedicated for your use. <text:span text:style-name="T130">Allows you to use your existing server-bound software licenses.</text:span></text:p>
          <text:list>
            <text:list-item>
              <text:p text:style-name="P277">Useful for regulatory requirements that may not support multi-tenant virtualization.</text:p>
            </text:list-item>
            <text:list-item>
              <text:p text:style-name="P278">Licenses which does not support multi-tenancy or cloud deployments, <text:span text:style-name="T134">like Vmware licensing.</text:span></text:p>
            </text:list-item>
            <text:list-item>
              <text:p text:style-name="P279">Can be purchased on demand (hourly)</text:p>
            </text:list-item>
            <text:list-item>
              <text:p text:style-name="P279">Can be purchased as a Reservation fo<text:span text:style-name="T135">r</text:span> up to 70% off the on demand price.</text:p>
            </text:list-item>
          </text:list>
        </text:list-item>
      </text:list>
      <text:p text:style-name="P163"/>
      <text:p text:style-name="P163"/>
      <text:p text:style-name="P163"/>
      <text:p text:style-name="P165"><text:span text:style-name="T6">EC2 Instances Types:</text:span> You don’t need to know this for the exam. Only sysops and professional certs does need it:</text:p>
      <text:p text:style-name="P165"><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165"/>
      <text:p text:style-name="P148"/>
      <text:p text:style-name="P148"/>
      <text:p text:style-name="P148"/>
      <text:p text:style-name="P148"/>
      <text:p text:style-name="P148"/>
      <text:p text:style-name="P148"/>
      <text:p text:style-name="P34"><text:soft-page-break/>Mnemonic: </text:p>
      <text:p text:style-name="P148"/>
      <text:p text:style-name="P148"><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49"/>
      <text:p text:style-name="P166"><text:span text:style-name="T4">EBS: <text:s/></text:span>The virtual hard disk that EC2 utilizes. <text:span text:style-name="T138">Block storage.</text:span></text:p>
      <text:p text:style-name="P167">Allow you to create storage volumes and attach them to ec2 instances. Once attached you can create file system on top of these volumes, run a database, or use them in any other way you would use a block device.</text:p>
      <text:p text:style-name="P168"/>
      <text:p text:style-name="P168">Are placed in a specific Availability Zone where they are automatically replicated to protect you <text:s/>from the failure of a single component.</text:p>
      <text:p text:style-name="P166"/>
      <text:p text:style-name="P166"/>
      <text:p text:style-name="P166"/>
      <text:p text:style-name="P166"/>
      <text:p text:style-name="P166"/>
      <text:p text:style-name="P166"/>
      <text:p text:style-name="P164"><text:soft-page-break/>EBS types:</text:p>
      <text:list xml:id="list4199484092" text:style-name="L30">
        <text:list-header>
          <text:p text:style-name="P280"/>
        </text:list-header>
        <text:list-item>
          <text:p text:style-name="P281"><text:span text:style-name="T6">SSD:</text:span> </text:p>
          <text:list>
            <text:list-item>
              <text:p text:style-name="P281">General Purpose SSD (GP2): <text:span text:style-name="T136">Balances price and performance for a wide variety of workloads.</text:span></text:p>
              <text:p text:style-name="P281"/>
            </text:list-item>
            <text:list-item>
              <text:p text:style-name="P282"><text:span text:style-name="T25">Provisioned IOPS SSD </text:span>(IO1): Highest performance SSD volume for mission critical low latency or high thoughput workloads. <text:span text:style-name="T137">IOPS= imput output per second</text:span></text:p>
            </text:list-item>
          </text:list>
        </text:list-item>
      </text:list>
      <text:p text:style-name="P169"/>
      <text:list xml:id="list192106067591716" text:continue-numbering="true" text:style-name="L30">
        <text:list-item>
          <text:p text:style-name="P283"><text:span text:style-name="T6">Magnetic</text:span>:</text:p>
          <text:list>
            <text:list-item>
              <text:p text:style-name="P283">Throughput Optimized HDD (ST1): Low cost HDD volume designed for frequently accessed, throughput intense workloads</text:p>
              <text:p text:style-name="P283"/>
            </text:list-item>
            <text:list-item>
              <text:p text:style-name="P283">Cold HDD (SC1): Lowest cost HDD volume designed for less frequently accessed workloads (File Servers)</text:p>
            </text:list-item>
          </text:list>
        </text:list-item>
      </text:list>
      <text:p text:style-name="P148"/>
      <text:p text:style-name="P148"/>
      <text:p text:style-name="P211">Exam Tips:</text:p>
      <text:p text:style-name="P170"/>
      <text:p text:style-name="P170"><text:span text:style-name="T6">EC2</text:span>: <text:s/>Amazon Elastic Compute Cloud is a web service that provides resizable compute capacity in the cloud. EC<text:span text:style-name="T139">2</text:span> reduces the time required to obtain and boot a new server instances to minutes, allowing quick scale capacity, up and down, as computing requirements change.</text:p>
      <text:p text:style-name="P148"/>
      <text:p text:style-name="P35">The 4 type of pricing models:</text:p>
      <text:list xml:id="list3435144739" text:style-name="L31">
        <text:list-item>
          <text:p text:style-name="P284"><text:span text:style-name="T6">On demand:</text:span> <text:span text:style-name="T123">Allow you to pay a fixed rate by hour, or by seconds, with no commitment. </text:span></text:p>
        </text:list-item>
        <text:list-item>
          <text:p text:style-name="P284"><text:span text:style-name="T6">Reserved:</text:span> <text:span text:style-name="T125">Provides you a capacity reservation, and offer a significant discount on the hourly charge for an instance. Contract terms are 1 year or 3 years. </text:span></text:p>
        </text:list-item>
        <text:list-item>
          <text:p text:style-name="P285"><text:span text:style-name="T6">Spot: </text:span><text:s/><text:span text:style-name="T126">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285"/>
        </text:list-item>
        <text:list-item>
          <text:p text:style-name="P286"><text:span text:style-name="T6">Dedicated Hosts: </text:span><text:s/><text:span text:style-name="T128">Physical EC2 dedicated for your use. Allows you to use your existing server-bound software licenses.</text:span></text:p>
        </text:list-item>
      </text:list>
      <text:p text:style-name="P171"/>
      <text:p text:style-name="P173"><text:span text:style-name="T6">EBS:</text:span> Virtual disk for the virtual servers. </text:p>
      <text:p text:style-name="P174">And the disk types above.</text:p>
      <text:p text:style-name="P172"/>
      <text:p text:style-name="P148"/>
      <text:p text:style-name="P148"/>
      <text:p text:style-name="P148"/>
      <text:p text:style-name="P148"/>
      <text:p text:style-name="P148"/>
      <text:p text:style-name="P148"/>
      <text:p text:style-name="P148"/>
      <text:p text:style-name="P148"/>
      <text:p text:style-name="P148"/>
      <text:p text:style-name="P148"/>
      <text:p text:style-name="P2"><text:soft-page-break/>Install EC2:</text:p>
      <text:p text:style-name="P148"/>
      <text:p text:style-name="P287">Free tier amazon – t2 micro (free tier elegible) , Next: Configure Instance Details – <text:span text:style-name="T140">Leave things by default, but you can see in Subnet the availability zones that you can choose, you can see on Purchasing <text:s/>option the Request Spot Instances with the prices and the bid price you want to set → Next</text:span></text:p>
      <text:p text:style-name="P287"/>
      <text:p text:style-name="P288">Add storage → <text:span text:style-name="T141">volume type, you can chose gp2, io1, io2 and magnetic standard. If you add a new volume you will be able to select all the EBS options, not necessary for this example. → Next</text:span></text:p>
      <text:p text:style-name="P288"/>
      <text:p text:style-name="P289">Add tags – Name : WebServer01, Department: Applications Team, Employee_ID: 123123213 → Next</text:p>
      <text:p text:style-name="P289"/>
      <text:p text:style-name="P289">Configure Security Groups: <text:s/><text:span text:style-name="T142">Is basically a </text:span><text:span text:style-name="T18">Virtual Firewall in the cloud</text:span></text:p>
      <text:p text:style-name="P290">Change the security group name and description to: WebDMZ</text:p>
      <text:p text:style-name="P290">For the SSH type modify the Source to anywhere</text:p>
      <text:p text:style-name="P290">Add Rule: <text:s/>Add http (80) with Source Custom and Review and Launch</text:p>
      <text:p text:style-name="P290"/>
      <text:p text:style-name="P291">Launch → will ask you to create a new key pair or select an existing one.</text:p>
      <text:p text:style-name="P292"/>
      <text:p text:style-name="P293">Locate your key and change permissions to 400.</text:p>
      <text:p text:style-name="P293"/>
      <text:p text:style-name="P294">Once the new instance is running you can ssh into it:</text:p>
      <text:p text:style-name="P294">ssh ec2-user@(IP) -i My_Private_key.pem <text:s/></text:p>
      <text:p text:style-name="P293"/>
      <text:p text:style-name="P295">joaquim@deesktoop:~/.ssh$ <text:span text:style-name="T6">ssh ec2-user@54.170.191.173 -i jsckey.pem </text:span></text:p>
      <text:p text:style-name="P295">Warning: Permanently added '54.170.191.173' (ECDSA) to the list of known hosts.</text:p>
      <text:p text:style-name="P295"/>
      <text:p text:style-name="P295"><text:s text:c="7"/>__| <text:s/>__|_ <text:s/>)</text:p>
      <text:p text:style-name="P295"><text:s text:c="7"/>_| <text:s/>( <text:s text:c="4"/>/ <text:s text:c="2"/>Amazon Linux 2 AMI</text:p>
      <text:p text:style-name="P295"><text:s text:c="6"/>___|\___|___|</text:p>
      <text:p text:style-name="P295"/>
      <text:p text:style-name="P295">https://aws.amazon.com/amazon-linux-2/</text:p>
      <text:p text:style-name="P295">[ec2-user@ip-172-31-46-135 ~]$ </text:p>
      <text:p text:style-name="P296"/>
      <text:p text:style-name="P294">If is timing you out, go to Security Groups → Click in the Security group you created → Click on inbound rules and check that the ssh have the source IP open to everybody, or at least your IP.</text:p>
      <text:p text:style-name="P294"/>
      <text:p text:style-name="P297">If is still failing you may need to connect from another place, maybe you are in a public place that is blocking ssh by default.</text:p>
      <text:p text:style-name="P297"/>
      <text:p text:style-name="P298">Once you are in the server you can get root, sudo su , you have root access <text:span text:style-name="T143">and yum update -y.</text:span></text:p>
      <text:p text:style-name="P148"/>
      <text:p text:style-name="P210">Exam Tips:</text:p>
      <text:p text:style-name="P299"/>
      <text:p text:style-name="P300">EC2 is a compute based service. Is not a serverless. It’s a server.</text:p>
      <text:p text:style-name="P300"><text:s/><text:span text:style-name="T144">Use a private key to connect ec2.</text:span></text:p>
      <text:p text:style-name="P301">Linux accessed by ssh 22</text:p>
      <text:p text:style-name="P301">Windows over rdp 3389</text:p>
      <text:p text:style-name="P301">http 80</text:p>
      <text:p text:style-name="P301"><text:soft-page-break/>https 443</text:p>
      <text:p text:style-name="P301">Security Group = virtual firewall <text:span text:style-name="T145">in the cloud. You need to open ports in order to use them.</text:span></text:p>
      <text:p text:style-name="P302">Let everything in: 0.0.0.0/0</text:p>
      <text:p text:style-name="P302">Allow only one IP: <text:s/>x.x.x.x/32</text:p>
      <text:p text:style-name="P302"/>
      <text:p text:style-name="P303">Design your infrastructure <text:s/>for failure. Have one ec2 in each AZ just in cas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14T19:21:04.512954319</dc:date>
    <meta:editing-duration>P1DT13H12M39S</meta:editing-duration>
    <meta:editing-cycles>466</meta:editing-cycles>
    <meta:generator>LibreOffice/6.0.7.3$Linux_X86_64 LibreOffice_project/00m0$Build-3</meta:generator>
    <meta:document-statistic meta:table-count="0" meta:image-count="3" meta:object-count="0" meta:page-count="18" meta:paragraph-count="397" meta:word-count="4739" meta:character-count="26881" meta:non-whitespace-character-count="22513"/>
  </office:meta>
</office:document-meta>
</file>